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05.56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12.76pt"/>
    </style:style>
    <style:style style:name="co4" style:family="table-column">
      <style:table-column-properties fo:break-before="auto" style:column-width="72.99pt"/>
    </style:style>
    <style:style style:name="co5" style:family="table-column">
      <style:table-column-properties fo:break-before="auto" style:column-width="84.1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B2]))&gt;0)" style:apply-style-name="ConditionalStyle_5f_1" style:base-cell-address="Sheet1.B2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  <style:map style:condition="is-true-formula(LEN(TRIM([.B2]))&gt;0)" style:apply-style-name="ConditionalStyle_5f_1" style:base-cell-address="Sheet1.B2"/>
    </style:style>
    <style:style style:name="ce3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4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3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7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0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  <style:style style:name="ce69" style:family="table-cell" style:parent-style-name="Default" style:data-style-name="N11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37.08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52.8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1014" table:default-cell-style-name="Default"/>
        <table:table-row table:style-name="ro1">
          <table:table-cell table:style-name="ce1" office:value-type="string" calcext:value-type="string">
            <text:p>TICKER</text:p>
          </table:table-cell>
          <table:table-cell table:style-name="ce1" office:value-type="string" calcext:value-type="string">
            <text:p>LTP</text:p>
          </table:table-cell>
          <table:table-cell table:style-name="ce1" office:value-type="string" calcext:value-type="string">
            <text:p>OPEN</text:p>
          </table:table-cell>
          <table:table-cell table:style-name="ce1" office:value-type="string" calcext:value-type="string">
            <text:p>HIGH</text:p>
          </table:table-cell>
          <table:table-cell table:style-name="ce1" office:value-type="string" calcext:value-type="string">
            <text:p>LOW</text:p>
          </table:table-cell>
          <table:table-cell table:style-name="ce1" office:value-type="string" calcext:value-type="string">
            <text:p>Previous Day CLOSE</text:p>
          </table:table-cell>
          <table:table-cell table:style-name="ce1" office:value-type="string" calcext:value-type="string">
            <text:p>52-Week High</text:p>
          </table:table-cell>
          <table:table-cell table:style-name="ce1" office:value-type="string" calcext:value-type="string">
            <text:p>52-Week Low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Margin Window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BIN</text:p>
          </table:table-cell>
          <table:table-cell table:style-name="ce3" table:formula="of:=IFERROR(__xludf.dummyfunction(&quot;GOOGLEFINANCE(&quot;&quot;NSE:&quot;&quot; &amp;A2, &quot;&quot;price&quot;&quot;)&quot;);428.6)" office:value-type="float" office:value="428.6" calcext:value-type="float">
            <text:p>428.6</text:p>
          </table:table-cell>
          <table:table-cell table:style-name="ce32" table:formula="of:=IFERROR(__xludf.dummyfunction(&quot;GOOGLEFINANCE(&quot;&quot;NSE:&quot;&quot; &amp;A2, &quot;&quot;priceopen&quot;&quot;)&quot;);427.5)" office:value-type="float" office:value="427.5" calcext:value-type="float">
            <text:p>427.5</text:p>
          </table:table-cell>
          <table:table-cell table:style-name="ce32" table:formula="of:=IFERROR(__xludf.dummyfunction(&quot;GOOGLEFINANCE(&quot;&quot;NSE:&quot;&quot; &amp;A2, &quot;&quot;high&quot;&quot;)&quot;);428.95)" office:value-type="float" office:value="428.95" calcext:value-type="float">
            <text:p>428.95</text:p>
          </table:table-cell>
          <table:table-cell table:style-name="ce32" table:formula="of:=IFERROR(__xludf.dummyfunction(&quot;GOOGLEFINANCE(&quot;&quot;NSE:&quot;&quot; &amp;A2, &quot;&quot;low&quot;&quot;)&quot;);426.45)" office:value-type="float" office:value="426.45" calcext:value-type="float">
            <text:p>426.45</text:p>
          </table:table-cell>
          <table:table-cell table:style-name="ce32" table:formula="of:=IFERROR(__xludf.dummyfunction(&quot;GOOGLEFINANCE(&quot;&quot;NSE:&quot;&quot; &amp;A2, &quot;&quot;closeyest&quot;&quot;)&quot;);426.75)" office:value-type="float" office:value="426.75" calcext:value-type="float">
            <text:p>426.75</text:p>
          </table:table-cell>
          <table:table-cell table:style-name="ce32" table:formula="of:=IFERROR(__xludf.dummyfunction(&quot;GOOGLEFINANCE(&quot;&quot;NSE:&quot;&quot; &amp;A2, &quot;&quot;high52&quot;&quot;)&quot;);441.95)" office:value-type="float" office:value="441.95" calcext:value-type="float">
            <text:p>441.95</text:p>
          </table:table-cell>
          <table:table-cell table:style-name="ce32" table:formula="of:=IFERROR(__xludf.dummyfunction(&quot;GOOGLEFINANCE(&quot;&quot;NSE:&quot;&quot; &amp;A2, &quot;&quot;low52&quot;&quot;)&quot;);175.5)" office:value-type="float" office:value="175.5" calcext:value-type="float">
            <text:p>175.5</text:p>
          </table:table-cell>
          <table:table-cell table:style-name="ce68" table:formula="of:=IFERROR(__xludf.dummyfunction(&quot;GOOGLEFINANCE(&quot;&quot;NSE:&quot;&quot; &amp;A2, &quot;&quot;volume&quot;&quot;)&quot;);779272)" office:value-type="float" office:value="779272" calcext:value-type="float">
            <text:p>779272</text:p>
          </table:table-cell>
          <table:table-cell table:style-name="ce69" table:formula="of:=([.G2]-[.B2])/[.B2]" office:value-type="percentage" office:value="0.0311479234717685" calcext:value-type="percentage">
            <text:p>3.11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ATIONALUM</text:p>
          </table:table-cell>
          <table:table-cell table:style-name="ce4" table:formula="of:=IFERROR(__xludf.dummyfunction(&quot;GOOGLEFINANCE(&quot;&quot;NSE:&quot;&quot; &amp;A3, &quot;&quot;price&quot;&quot;)&quot;);80.85)" office:value-type="float" office:value="80.85" calcext:value-type="float">
            <text:p>80.85</text:p>
          </table:table-cell>
          <table:table-cell table:style-name="ce33" table:formula="of:=IFERROR(__xludf.dummyfunction(&quot;GOOGLEFINANCE(&quot;&quot;NSE:&quot;&quot; &amp;A3, &quot;&quot;priceopen&quot;&quot;)&quot;);81.5)" office:value-type="float" office:value="81.5" calcext:value-type="float">
            <text:p>81.5</text:p>
          </table:table-cell>
          <table:table-cell table:style-name="ce33" table:formula="of:=IFERROR(__xludf.dummyfunction(&quot;GOOGLEFINANCE(&quot;&quot;NSE:&quot;&quot; &amp;A3, &quot;&quot;high&quot;&quot;)&quot;);82.55)" office:value-type="float" office:value="82.55" calcext:value-type="float">
            <text:p>82.55</text:p>
          </table:table-cell>
          <table:table-cell table:style-name="ce33" table:formula="of:=IFERROR(__xludf.dummyfunction(&quot;GOOGLEFINANCE(&quot;&quot;NSE:&quot;&quot; &amp;A3, &quot;&quot;low&quot;&quot;)&quot;);80.15)" office:value-type="float" office:value="80.15" calcext:value-type="float">
            <text:p>80.15</text:p>
          </table:table-cell>
          <table:table-cell table:style-name="ce33" table:formula="of:=IFERROR(__xludf.dummyfunction(&quot;GOOGLEFINANCE(&quot;&quot;NSE:&quot;&quot; &amp;A3, &quot;&quot;closeyest&quot;&quot;)&quot;);80.05)" office:value-type="float" office:value="80.05" calcext:value-type="float">
            <text:p>80.05</text:p>
          </table:table-cell>
          <table:table-cell table:style-name="ce33" table:formula="of:=IFERROR(__xludf.dummyfunction(&quot;GOOGLEFINANCE(&quot;&quot;NSE:&quot;&quot; &amp;A3, &quot;&quot;high52&quot;&quot;)&quot;);84.3)" office:value-type="float" office:value="84.3" calcext:value-type="float">
            <text:p>84.3</text:p>
          </table:table-cell>
          <table:table-cell table:style-name="ce33" table:formula="of:=IFERROR(__xludf.dummyfunction(&quot;GOOGLEFINANCE(&quot;&quot;NSE:&quot;&quot; &amp;A3, &quot;&quot;low52&quot;&quot;)&quot;);29.1)" office:value-type="float" office:value="29.1" calcext:value-type="float">
            <text:p>29.1</text:p>
          </table:table-cell>
          <table:table-cell table:style-name="ce68" table:formula="of:=IFERROR(__xludf.dummyfunction(&quot;GOOGLEFINANCE(&quot;&quot;NSE:&quot;&quot; &amp;A3, &quot;&quot;volume&quot;&quot;)&quot;);15153456)" office:value-type="float" office:value="15153456" calcext:value-type="float">
            <text:p>15153456</text:p>
          </table:table-cell>
          <table:table-cell table:style-name="ce69" table:formula="of:=([.G3]-[.B3])/[.B3]" office:value-type="percentage" office:value="0.0426716141001856" calcext:value-type="percentage">
            <text:p>4.27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ALRAMCHIN</text:p>
          </table:table-cell>
          <table:table-cell table:style-name="ce5" table:formula="of:=IFERROR(__xludf.dummyfunction(&quot;GOOGLEFINANCE(&quot;&quot;NSE:&quot;&quot; &amp;A4, &quot;&quot;price&quot;&quot;)&quot;);367.3)" office:value-type="float" office:value="367.3" calcext:value-type="float">
            <text:p>367.3</text:p>
          </table:table-cell>
          <table:table-cell table:style-name="ce34" table:formula="of:=IFERROR(__xludf.dummyfunction(&quot;GOOGLEFINANCE(&quot;&quot;NSE:&quot;&quot; &amp;A4, &quot;&quot;priceopen&quot;&quot;)&quot;);365)" office:value-type="float" office:value="365" calcext:value-type="float">
            <text:p>365</text:p>
          </table:table-cell>
          <table:table-cell table:style-name="ce34" table:formula="of:=IFERROR(__xludf.dummyfunction(&quot;GOOGLEFINANCE(&quot;&quot;NSE:&quot;&quot; &amp;A4, &quot;&quot;high&quot;&quot;)&quot;);367.3)" office:value-type="float" office:value="367.3" calcext:value-type="float">
            <text:p>367.3</text:p>
          </table:table-cell>
          <table:table-cell table:style-name="ce34" table:formula="of:=IFERROR(__xludf.dummyfunction(&quot;GOOGLEFINANCE(&quot;&quot;NSE:&quot;&quot; &amp;A4, &quot;&quot;low&quot;&quot;)&quot;);365)" office:value-type="float" office:value="365" calcext:value-type="float">
            <text:p>365</text:p>
          </table:table-cell>
          <table:table-cell table:style-name="ce34" table:formula="of:=IFERROR(__xludf.dummyfunction(&quot;GOOGLEFINANCE(&quot;&quot;NSE:&quot;&quot; &amp;A4, &quot;&quot;closeyest&quot;&quot;)&quot;);361.9)" office:value-type="float" office:value="361.9" calcext:value-type="float">
            <text:p>361.9</text:p>
          </table:table-cell>
          <table:table-cell table:style-name="ce34" table:formula="of:=IFERROR(__xludf.dummyfunction(&quot;GOOGLEFINANCE(&quot;&quot;NSE:&quot;&quot; &amp;A4, &quot;&quot;high52&quot;&quot;)&quot;);369.85)" office:value-type="float" office:value="369.85" calcext:value-type="float">
            <text:p>369.85</text:p>
          </table:table-cell>
          <table:table-cell table:style-name="ce34" table:formula="of:=IFERROR(__xludf.dummyfunction(&quot;GOOGLEFINANCE(&quot;&quot;NSE:&quot;&quot; &amp;A4, &quot;&quot;low52&quot;&quot;)&quot;);123)" office:value-type="float" office:value="123" calcext:value-type="float">
            <text:p>123</text:p>
          </table:table-cell>
          <table:table-cell table:style-name="ce68" table:formula="of:=IFERROR(__xludf.dummyfunction(&quot;GOOGLEFINANCE(&quot;&quot;NSE:&quot;&quot; &amp;A4, &quot;&quot;volume&quot;&quot;)&quot;);98416)" office:value-type="float" office:value="98416" calcext:value-type="float">
            <text:p>98416</text:p>
          </table:table-cell>
          <table:table-cell table:style-name="ce69" table:formula="of:=([.G4]-[.B4])/[.B4]" office:value-type="percentage" office:value="0.00694255377075963" calcext:value-type="percentage">
            <text:p>0.69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DHAMPURSUG</text:p>
          </table:table-cell>
          <table:table-cell table:style-name="ce6" table:formula="of:=IFERROR(__xludf.dummyfunction(&quot;GOOGLEFINANCE(&quot;&quot;NSE:&quot;&quot; &amp;A5, &quot;&quot;price&quot;&quot;)&quot;);378.55)" office:value-type="float" office:value="378.55" calcext:value-type="float">
            <text:p>378.55</text:p>
          </table:table-cell>
          <table:table-cell table:style-name="ce35" table:formula="of:=IFERROR(__xludf.dummyfunction(&quot;GOOGLEFINANCE(&quot;&quot;NSE:&quot;&quot; &amp;A5, &quot;&quot;priceopen&quot;&quot;)&quot;);376.95)" office:value-type="float" office:value="376.95" calcext:value-type="float">
            <text:p>376.95</text:p>
          </table:table-cell>
          <table:table-cell table:style-name="ce35" table:formula="of:=IFERROR(__xludf.dummyfunction(&quot;GOOGLEFINANCE(&quot;&quot;NSE:&quot;&quot; &amp;A5, &quot;&quot;high&quot;&quot;)&quot;);379.8)" office:value-type="float" office:value="379.8" calcext:value-type="float">
            <text:p>379.8</text:p>
          </table:table-cell>
          <table:table-cell table:style-name="ce35" table:formula="of:=IFERROR(__xludf.dummyfunction(&quot;GOOGLEFINANCE(&quot;&quot;NSE:&quot;&quot; &amp;A5, &quot;&quot;low&quot;&quot;)&quot;);375.15)" office:value-type="float" office:value="375.15" calcext:value-type="float">
            <text:p>375.15</text:p>
          </table:table-cell>
          <table:table-cell table:style-name="ce35" table:formula="of:=IFERROR(__xludf.dummyfunction(&quot;GOOGLEFINANCE(&quot;&quot;NSE:&quot;&quot; &amp;A5, &quot;&quot;closeyest&quot;&quot;)&quot;);372.9)" office:value-type="float" office:value="372.9" calcext:value-type="float">
            <text:p>372.9</text:p>
          </table:table-cell>
          <table:table-cell table:style-name="ce35" table:formula="of:=IFERROR(__xludf.dummyfunction(&quot;GOOGLEFINANCE(&quot;&quot;NSE:&quot;&quot; &amp;A5, &quot;&quot;high52&quot;&quot;)&quot;);387.4)" office:value-type="float" office:value="387.4" calcext:value-type="float">
            <text:p>387.4</text:p>
          </table:table-cell>
          <table:table-cell table:style-name="ce35" table:formula="of:=IFERROR(__xludf.dummyfunction(&quot;GOOGLEFINANCE(&quot;&quot;NSE:&quot;&quot; &amp;A5, &quot;&quot;low52&quot;&quot;)&quot;);122.45)" office:value-type="float" office:value="122.45" calcext:value-type="float">
            <text:p>122.45</text:p>
          </table:table-cell>
          <table:table-cell table:style-name="ce68" table:formula="of:=IFERROR(__xludf.dummyfunction(&quot;GOOGLEFINANCE(&quot;&quot;NSE:&quot;&quot; &amp;A5, &quot;&quot;volume&quot;&quot;)&quot;);59528)" office:value-type="float" office:value="59528" calcext:value-type="float">
            <text:p>59528</text:p>
          </table:table-cell>
          <table:table-cell table:style-name="ce69" table:formula="of:=([.G5]-[.B5])/[.B5]" office:value-type="percentage" office:value="0.023378681812178" calcext:value-type="percentage">
            <text:p>2.34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office:annotation draw:style-name="gr1" draw:text-style-name="P2" svg:width="320.6pt" svg:height="42.75pt" svg:x="116.79pt" svg:y="101.99pt" draw:caption-point-x="-11.54pt" draw:caption-point-y="-22.96pt">
              <dc:date>2021-06-28T00:00:00</dc:date>
              <text:p text:style-name="P1">Not Recommended Due to Small Capital Size</text:p>
              <text:p text:style-name="P1"><text:tab/>-Amit Kumar Singh</text:p>
            </office:annotation>
            <text:p>BAJAJHIND</text:p>
          </table:table-cell>
          <table:table-cell table:style-name="ce7" table:formula="of:=IFERROR(__xludf.dummyfunction(&quot;GOOGLEFINANCE(&quot;&quot;NSE:&quot;&quot; &amp;A6, &quot;&quot;price&quot;&quot;)&quot;);19.4)" office:value-type="float" office:value="19.4" calcext:value-type="float">
            <text:p>19.4</text:p>
          </table:table-cell>
          <table:table-cell table:style-name="ce36" table:formula="of:=IFERROR(__xludf.dummyfunction(&quot;GOOGLEFINANCE(&quot;&quot;NSE:&quot;&quot; &amp;A6, &quot;&quot;priceopen&quot;&quot;)&quot;);19.4)" office:value-type="float" office:value="19.4" calcext:value-type="float">
            <text:p>19.4</text:p>
          </table:table-cell>
          <table:table-cell table:style-name="ce36" table:formula="of:=IFERROR(__xludf.dummyfunction(&quot;GOOGLEFINANCE(&quot;&quot;NSE:&quot;&quot; &amp;A6, &quot;&quot;high&quot;&quot;)&quot;);19.4)" office:value-type="float" office:value="19.4" calcext:value-type="float">
            <text:p>19.4</text:p>
          </table:table-cell>
          <table:table-cell table:style-name="ce36" table:formula="of:=IFERROR(__xludf.dummyfunction(&quot;GOOGLEFINANCE(&quot;&quot;NSE:&quot;&quot; &amp;A6, &quot;&quot;low&quot;&quot;)&quot;);19.4)" office:value-type="float" office:value="19.4" calcext:value-type="float">
            <text:p>19.4</text:p>
          </table:table-cell>
          <table:table-cell table:style-name="ce36" table:formula="of:=IFERROR(__xludf.dummyfunction(&quot;GOOGLEFINANCE(&quot;&quot;NSE:&quot;&quot; &amp;A6, &quot;&quot;closeyest&quot;&quot;)&quot;);18.5)" office:value-type="float" office:value="18.5" calcext:value-type="float">
            <text:p>18.5</text:p>
          </table:table-cell>
          <table:table-cell table:style-name="ce36" table:formula="of:=IFERROR(__xludf.dummyfunction(&quot;GOOGLEFINANCE(&quot;&quot;NSE:&quot;&quot; &amp;A6, &quot;&quot;high52&quot;&quot;)&quot;);19.4)" office:value-type="float" office:value="19.4" calcext:value-type="float">
            <text:p>19.4</text:p>
          </table:table-cell>
          <table:table-cell table:style-name="ce36" table:formula="of:=IFERROR(__xludf.dummyfunction(&quot;GOOGLEFINANCE(&quot;&quot;NSE:&quot;&quot; &amp;A6, &quot;&quot;low52&quot;&quot;)&quot;);4.35)" office:value-type="float" office:value="4.35" calcext:value-type="float">
            <text:p>4.35</text:p>
          </table:table-cell>
          <table:table-cell table:style-name="ce68" table:formula="of:=IFERROR(__xludf.dummyfunction(&quot;GOOGLEFINANCE(&quot;&quot;NSE:&quot;&quot; &amp;A6, &quot;&quot;volume&quot;&quot;)&quot;);138146)" office:value-type="float" office:value="138146" calcext:value-type="float">
            <text:p>138146</text:p>
          </table:table-cell>
          <table:table-cell table:style-name="ce69" table:formula="of:=([.G6]-[.B6])/[.B6]" office:value-type="percentage" office:value="0" calcext:value-type="percentage">
            <text:p>0.00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office:annotation draw:style-name="gr1" draw:text-style-name="P2" svg:width="320.6pt" svg:height="42.75pt" svg:x="116.79pt" svg:y="117.75pt" draw:caption-point-x="-11.54pt" draw:caption-point-y="-22.99pt">
              <dc:date>2021-06-28T00:00:00</dc:date>
              <text:p text:style-name="P1">Not Recommended, Due to AGR Dues</text:p>
              <text:p text:style-name="P1"><text:tab/>-Amit Kumar Singh</text:p>
            </office:annotation>
            <text:p>IDEA</text:p>
          </table:table-cell>
          <table:table-cell table:style-name="ce8" table:formula="of:=IFERROR(__xludf.dummyfunction(&quot;GOOGLEFINANCE(&quot;&quot;NSE:&quot;&quot; &amp;A7, &quot;&quot;price&quot;&quot;)&quot;);10.4)" office:value-type="float" office:value="10.4" calcext:value-type="float">
            <text:p>10.4</text:p>
          </table:table-cell>
          <table:table-cell table:style-name="ce37" table:formula="of:=IFERROR(__xludf.dummyfunction(&quot;GOOGLEFINANCE(&quot;&quot;NSE:&quot;&quot; &amp;A7, &quot;&quot;priceopen&quot;&quot;)&quot;);10.45)" office:value-type="float" office:value="10.45" calcext:value-type="float">
            <text:p>10.45</text:p>
          </table:table-cell>
          <table:table-cell table:style-name="ce37" table:formula="of:=IFERROR(__xludf.dummyfunction(&quot;GOOGLEFINANCE(&quot;&quot;NSE:&quot;&quot; &amp;A7, &quot;&quot;high&quot;&quot;)&quot;);10.5)" office:value-type="float" office:value="10.5" calcext:value-type="float">
            <text:p>10.5</text:p>
          </table:table-cell>
          <table:table-cell table:style-name="ce37" table:formula="of:=IFERROR(__xludf.dummyfunction(&quot;GOOGLEFINANCE(&quot;&quot;NSE:&quot;&quot; &amp;A7, &quot;&quot;low&quot;&quot;)&quot;);10.4)" office:value-type="float" office:value="10.4" calcext:value-type="float">
            <text:p>10.4</text:p>
          </table:table-cell>
          <table:table-cell table:style-name="ce37" table:formula="of:=IFERROR(__xludf.dummyfunction(&quot;GOOGLEFINANCE(&quot;&quot;NSE:&quot;&quot; &amp;A7, &quot;&quot;closeyest&quot;&quot;)&quot;);10.45)" office:value-type="float" office:value="10.45" calcext:value-type="float">
            <text:p>10.45</text:p>
          </table:table-cell>
          <table:table-cell table:style-name="ce37" table:formula="of:=IFERROR(__xludf.dummyfunction(&quot;GOOGLEFINANCE(&quot;&quot;NSE:&quot;&quot; &amp;A7, &quot;&quot;high52&quot;&quot;)&quot;);13.8)" office:value-type="float" office:value="13.8" calcext:value-type="float">
            <text:p>13.8</text:p>
          </table:table-cell>
          <table:table-cell table:style-name="ce37" table:formula="of:=IFERROR(__xludf.dummyfunction(&quot;GOOGLEFINANCE(&quot;&quot;NSE:&quot;&quot; &amp;A7, &quot;&quot;low52&quot;&quot;)&quot;);7)" office:value-type="float" office:value="7" calcext:value-type="float">
            <text:p>7</text:p>
          </table:table-cell>
          <table:table-cell table:style-name="ce68" table:formula="of:=IFERROR(__xludf.dummyfunction(&quot;GOOGLEFINANCE(&quot;&quot;NSE:&quot;&quot; &amp;A7, &quot;&quot;volume&quot;&quot;)&quot;);3540643)" office:value-type="float" office:value="3540643" calcext:value-type="float">
            <text:p>3540643</text:p>
          </table:table-cell>
          <table:table-cell table:style-name="ce69" table:formula="of:=([.G7]-[.B7])/[.B7]" office:value-type="percentage" office:value="0.326923076923077" calcext:value-type="percentage">
            <text:p>32.69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HINDALCO</text:p>
          </table:table-cell>
          <table:table-cell table:style-name="ce9" table:formula="of:=IFERROR(__xludf.dummyfunction(&quot;GOOGLEFINANCE(&quot;&quot;NSE:&quot;&quot; &amp;A8, &quot;&quot;price&quot;&quot;)&quot;);381.5)" office:value-type="float" office:value="381.5" calcext:value-type="float">
            <text:p>381.5</text:p>
          </table:table-cell>
          <table:table-cell table:style-name="ce38" table:formula="of:=IFERROR(__xludf.dummyfunction(&quot;GOOGLEFINANCE(&quot;&quot;NSE:&quot;&quot; &amp;A8, &quot;&quot;priceopen&quot;&quot;)&quot;);383.4)" office:value-type="float" office:value="383.4" calcext:value-type="float">
            <text:p>383.4</text:p>
          </table:table-cell>
          <table:table-cell table:style-name="ce38" table:formula="of:=IFERROR(__xludf.dummyfunction(&quot;GOOGLEFINANCE(&quot;&quot;NSE:&quot;&quot; &amp;A8, &quot;&quot;high&quot;&quot;)&quot;);383.5)" office:value-type="float" office:value="383.5" calcext:value-type="float">
            <text:p>383.5</text:p>
          </table:table-cell>
          <table:table-cell table:style-name="ce38" table:formula="of:=IFERROR(__xludf.dummyfunction(&quot;GOOGLEFINANCE(&quot;&quot;NSE:&quot;&quot; &amp;A8, &quot;&quot;low&quot;&quot;)&quot;);379.7)" office:value-type="float" office:value="379.7" calcext:value-type="float">
            <text:p>379.7</text:p>
          </table:table-cell>
          <table:table-cell table:style-name="ce38" table:formula="of:=IFERROR(__xludf.dummyfunction(&quot;GOOGLEFINANCE(&quot;&quot;NSE:&quot;&quot; &amp;A8, &quot;&quot;closeyest&quot;&quot;)&quot;);382.3)" office:value-type="float" office:value="382.3" calcext:value-type="float">
            <text:p>382.3</text:p>
          </table:table-cell>
          <table:table-cell table:style-name="ce38" table:formula="of:=IFERROR(__xludf.dummyfunction(&quot;GOOGLEFINANCE(&quot;&quot;NSE:&quot;&quot; &amp;A8, &quot;&quot;high52&quot;&quot;)&quot;);427.5)" office:value-type="float" office:value="427.5" calcext:value-type="float">
            <text:p>427.5</text:p>
          </table:table-cell>
          <table:table-cell table:style-name="ce38" table:formula="of:=IFERROR(__xludf.dummyfunction(&quot;GOOGLEFINANCE(&quot;&quot;NSE:&quot;&quot; &amp;A8, &quot;&quot;low52&quot;&quot;)&quot;);143.3)" office:value-type="float" office:value="143.3" calcext:value-type="float">
            <text:p>143.3</text:p>
          </table:table-cell>
          <table:table-cell table:style-name="ce68" table:formula="of:=IFERROR(__xludf.dummyfunction(&quot;GOOGLEFINANCE(&quot;&quot;NSE:&quot;&quot; &amp;A8, &quot;&quot;volume&quot;&quot;)&quot;);410514)" office:value-type="float" office:value="410514" calcext:value-type="float">
            <text:p>410514</text:p>
          </table:table-cell>
          <table:table-cell table:style-name="ce69" table:formula="of:=([.G8]-[.B8])/[.B8]" office:value-type="percentage" office:value="0.120576671035387" calcext:value-type="percentage">
            <text:p>12.06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XISBANK</text:p>
          </table:table-cell>
          <table:table-cell table:style-name="ce10" table:formula="of:=IFERROR(__xludf.dummyfunction(&quot;GOOGLEFINANCE(&quot;&quot;NSE:&quot;&quot; &amp;A9, &quot;&quot;price&quot;&quot;)&quot;);760.05)" office:value-type="float" office:value="760.05" calcext:value-type="float">
            <text:p>760.05</text:p>
          </table:table-cell>
          <table:table-cell table:style-name="ce39" table:formula="of:=IFERROR(__xludf.dummyfunction(&quot;GOOGLEFINANCE(&quot;&quot;NSE:&quot;&quot; &amp;A9, &quot;&quot;priceopen&quot;&quot;)&quot;);761)" office:value-type="float" office:value="761" calcext:value-type="float">
            <text:p>761</text:p>
          </table:table-cell>
          <table:table-cell table:style-name="ce39" table:formula="of:=IFERROR(__xludf.dummyfunction(&quot;GOOGLEFINANCE(&quot;&quot;NSE:&quot;&quot; &amp;A9, &quot;&quot;high&quot;&quot;)&quot;);761.8)" office:value-type="float" office:value="761.8" calcext:value-type="float">
            <text:p>761.8</text:p>
          </table:table-cell>
          <table:table-cell table:style-name="ce39" table:formula="of:=IFERROR(__xludf.dummyfunction(&quot;GOOGLEFINANCE(&quot;&quot;NSE:&quot;&quot; &amp;A9, &quot;&quot;low&quot;&quot;)&quot;);758.3)" office:value-type="float" office:value="758.3" calcext:value-type="float">
            <text:p>758.3</text:p>
          </table:table-cell>
          <table:table-cell table:style-name="ce39" table:formula="of:=IFERROR(__xludf.dummyfunction(&quot;GOOGLEFINANCE(&quot;&quot;NSE:&quot;&quot; &amp;A9, &quot;&quot;closeyest&quot;&quot;)&quot;);762.4)" office:value-type="float" office:value="762.4" calcext:value-type="float">
            <text:p>762.4</text:p>
          </table:table-cell>
          <table:table-cell table:style-name="ce39" table:formula="of:=IFERROR(__xludf.dummyfunction(&quot;GOOGLEFINANCE(&quot;&quot;NSE:&quot;&quot; &amp;A9, &quot;&quot;high52&quot;&quot;)&quot;);799)" office:value-type="float" office:value="799" calcext:value-type="float">
            <text:p>799</text:p>
          </table:table-cell>
          <table:table-cell table:style-name="ce39" table:formula="of:=IFERROR(__xludf.dummyfunction(&quot;GOOGLEFINANCE(&quot;&quot;NSE:&quot;&quot; &amp;A9, &quot;&quot;low52&quot;&quot;)&quot;);400.15)" office:value-type="float" office:value="400.15" calcext:value-type="float">
            <text:p>400.15</text:p>
          </table:table-cell>
          <table:table-cell table:style-name="ce68" table:formula="of:=IFERROR(__xludf.dummyfunction(&quot;GOOGLEFINANCE(&quot;&quot;NSE:&quot;&quot; &amp;A9, &quot;&quot;volume&quot;&quot;)&quot;);118652)" office:value-type="float" office:value="118652" calcext:value-type="float">
            <text:p>118652</text:p>
          </table:table-cell>
          <table:table-cell table:style-name="ce69" table:formula="of:=([.G9]-[.B9])/[.B9]" office:value-type="percentage" office:value="0.0512466285112822" calcext:value-type="percentage">
            <text:p>5.12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VR</text:p>
          </table:table-cell>
          <table:table-cell table:style-name="ce11" table:formula="of:=IFERROR(__xludf.dummyfunction(&quot;GOOGLEFINANCE(&quot;&quot;NSE:&quot;&quot; &amp;A10, &quot;&quot;price&quot;&quot;)&quot;);1372.55)" office:value-type="float" office:value="1372.55" calcext:value-type="float">
            <text:p>1372.55</text:p>
          </table:table-cell>
          <table:table-cell table:style-name="ce40" table:formula="of:=IFERROR(__xludf.dummyfunction(&quot;GOOGLEFINANCE(&quot;&quot;NSE:&quot;&quot; &amp;A10, &quot;&quot;priceopen&quot;&quot;)&quot;);1374)" office:value-type="float" office:value="1374" calcext:value-type="float">
            <text:p>1374</text:p>
          </table:table-cell>
          <table:table-cell table:style-name="ce40" table:formula="of:=IFERROR(__xludf.dummyfunction(&quot;GOOGLEFINANCE(&quot;&quot;NSE:&quot;&quot; &amp;A10, &quot;&quot;high&quot;&quot;)&quot;);1374)" office:value-type="float" office:value="1374" calcext:value-type="float">
            <text:p>1374</text:p>
          </table:table-cell>
          <table:table-cell table:style-name="ce40" table:formula="of:=IFERROR(__xludf.dummyfunction(&quot;GOOGLEFINANCE(&quot;&quot;NSE:&quot;&quot; &amp;A10, &quot;&quot;low&quot;&quot;)&quot;);1367.6)" office:value-type="float" office:value="1367.6" calcext:value-type="float">
            <text:p>1367.6</text:p>
          </table:table-cell>
          <table:table-cell table:style-name="ce40" table:formula="of:=IFERROR(__xludf.dummyfunction(&quot;GOOGLEFINANCE(&quot;&quot;NSE:&quot;&quot; &amp;A10, &quot;&quot;closeyest&quot;&quot;)&quot;);1374.35)" office:value-type="float" office:value="1374.35" calcext:value-type="float">
            <text:p>1374.35</text:p>
          </table:table-cell>
          <table:table-cell table:style-name="ce40" table:formula="of:=IFERROR(__xludf.dummyfunction(&quot;GOOGLEFINANCE(&quot;&quot;NSE:&quot;&quot; &amp;A10, &quot;&quot;high52&quot;&quot;)&quot;);1591.9)" office:value-type="float" office:value="1591.9" calcext:value-type="float">
            <text:p>1591.9</text:p>
          </table:table-cell>
          <table:table-cell table:style-name="ce40" table:formula="of:=IFERROR(__xludf.dummyfunction(&quot;GOOGLEFINANCE(&quot;&quot;NSE:&quot;&quot; &amp;A10, &quot;&quot;low52&quot;&quot;)&quot;);967.43)" office:value-type="float" office:value="967.43" calcext:value-type="float">
            <text:p>967.43</text:p>
          </table:table-cell>
          <table:table-cell table:style-name="ce68" table:formula="of:=IFERROR(__xludf.dummyfunction(&quot;GOOGLEFINANCE(&quot;&quot;NSE:&quot;&quot; &amp;A10, &quot;&quot;volume&quot;&quot;)&quot;);4915)" office:value-type="float" office:value="4915" calcext:value-type="float">
            <text:p>4915</text:p>
          </table:table-cell>
          <table:table-cell table:style-name="ce69" table:formula="of:=([.G10]-[.B10])/[.B10]" office:value-type="percentage" office:value="0.159812028705694" calcext:value-type="percentage">
            <text:p>15.98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OXLEISUR</text:p>
          </table:table-cell>
          <table:table-cell table:style-name="ce12" table:formula="of:=IFERROR(__xludf.dummyfunction(&quot;GOOGLEFINANCE(&quot;&quot;NSE:&quot;&quot; &amp;A11, &quot;&quot;price&quot;&quot;)&quot;);310.05)" office:value-type="float" office:value="310.05" calcext:value-type="float">
            <text:p>310.05</text:p>
          </table:table-cell>
          <table:table-cell table:style-name="ce41" table:formula="of:=IFERROR(__xludf.dummyfunction(&quot;GOOGLEFINANCE(&quot;&quot;NSE:&quot;&quot; &amp;A11, &quot;&quot;priceopen&quot;&quot;)&quot;);311.25)" office:value-type="float" office:value="311.25" calcext:value-type="float">
            <text:p>311.25</text:p>
          </table:table-cell>
          <table:table-cell table:style-name="ce41" table:formula="of:=IFERROR(__xludf.dummyfunction(&quot;GOOGLEFINANCE(&quot;&quot;NSE:&quot;&quot; &amp;A11, &quot;&quot;high&quot;&quot;)&quot;);311.25)" office:value-type="float" office:value="311.25" calcext:value-type="float">
            <text:p>311.25</text:p>
          </table:table-cell>
          <table:table-cell table:style-name="ce41" table:formula="of:=IFERROR(__xludf.dummyfunction(&quot;GOOGLEFINANCE(&quot;&quot;NSE:&quot;&quot; &amp;A11, &quot;&quot;low&quot;&quot;)&quot;);309.25)" office:value-type="float" office:value="309.25" calcext:value-type="float">
            <text:p>309.25</text:p>
          </table:table-cell>
          <table:table-cell table:style-name="ce41" table:formula="of:=IFERROR(__xludf.dummyfunction(&quot;GOOGLEFINANCE(&quot;&quot;NSE:&quot;&quot; &amp;A11, &quot;&quot;closeyest&quot;&quot;)&quot;);311.35)" office:value-type="float" office:value="311.35" calcext:value-type="float">
            <text:p>311.35</text:p>
          </table:table-cell>
          <table:table-cell table:style-name="ce41" table:formula="of:=IFERROR(__xludf.dummyfunction(&quot;GOOGLEFINANCE(&quot;&quot;NSE:&quot;&quot; &amp;A11, &quot;&quot;high52&quot;&quot;)&quot;);359)" office:value-type="float" office:value="359" calcext:value-type="float">
            <text:p>359</text:p>
          </table:table-cell>
          <table:table-cell table:style-name="ce41" table:formula="of:=IFERROR(__xludf.dummyfunction(&quot;GOOGLEFINANCE(&quot;&quot;NSE:&quot;&quot; &amp;A11, &quot;&quot;low52&quot;&quot;)&quot;);220)" office:value-type="float" office:value="220" calcext:value-type="float">
            <text:p>220</text:p>
          </table:table-cell>
          <table:table-cell table:style-name="ce68" table:formula="of:=IFERROR(__xludf.dummyfunction(&quot;GOOGLEFINANCE(&quot;&quot;NSE:&quot;&quot; &amp;A11, &quot;&quot;volume&quot;&quot;)&quot;);8127)" office:value-type="float" office:value="8127" calcext:value-type="float">
            <text:p>8127</text:p>
          </table:table-cell>
          <table:table-cell table:style-name="ce69" table:formula="of:=([.G11]-[.B11])/[.B11]" office:value-type="percentage" office:value="0.157877761651347" calcext:value-type="percentage">
            <text:p>15.79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ONGC</text:p>
          </table:table-cell>
          <table:table-cell table:style-name="ce13" table:formula="of:=IFERROR(__xludf.dummyfunction(&quot;GOOGLEFINANCE(&quot;&quot;NSE:&quot;&quot; &amp;A12, &quot;&quot;price&quot;&quot;)&quot;);121.6)" office:value-type="float" office:value="121.6" calcext:value-type="float">
            <text:p>121.6</text:p>
          </table:table-cell>
          <table:table-cell table:style-name="ce42" table:formula="of:=IFERROR(__xludf.dummyfunction(&quot;GOOGLEFINANCE(&quot;&quot;NSE:&quot;&quot; &amp;A12, &quot;&quot;priceopen&quot;&quot;)&quot;);121.8)" office:value-type="float" office:value="121.8" calcext:value-type="float">
            <text:p>121.8</text:p>
          </table:table-cell>
          <table:table-cell table:style-name="ce42" table:formula="of:=IFERROR(__xludf.dummyfunction(&quot;GOOGLEFINANCE(&quot;&quot;NSE:&quot;&quot; &amp;A12, &quot;&quot;high&quot;&quot;)&quot;);122.45)" office:value-type="float" office:value="122.45" calcext:value-type="float">
            <text:p>122.45</text:p>
          </table:table-cell>
          <table:table-cell table:style-name="ce42" table:formula="of:=IFERROR(__xludf.dummyfunction(&quot;GOOGLEFINANCE(&quot;&quot;NSE:&quot;&quot; &amp;A12, &quot;&quot;low&quot;&quot;)&quot;);121.35)" office:value-type="float" office:value="121.35" calcext:value-type="float">
            <text:p>121.35</text:p>
          </table:table-cell>
          <table:table-cell table:style-name="ce42" table:formula="of:=IFERROR(__xludf.dummyfunction(&quot;GOOGLEFINANCE(&quot;&quot;NSE:&quot;&quot; &amp;A12, &quot;&quot;closeyest&quot;&quot;)&quot;);122.35)" office:value-type="float" office:value="122.35" calcext:value-type="float">
            <text:p>122.35</text:p>
          </table:table-cell>
          <table:table-cell table:style-name="ce42" table:formula="of:=IFERROR(__xludf.dummyfunction(&quot;GOOGLEFINANCE(&quot;&quot;NSE:&quot;&quot; &amp;A12, &quot;&quot;high52&quot;&quot;)&quot;);128.5)" office:value-type="float" office:value="128.5" calcext:value-type="float">
            <text:p>128.5</text:p>
          </table:table-cell>
          <table:table-cell table:style-name="ce42" table:formula="of:=IFERROR(__xludf.dummyfunction(&quot;GOOGLEFINANCE(&quot;&quot;NSE:&quot;&quot; &amp;A12, &quot;&quot;low52&quot;&quot;)&quot;);64.1)" office:value-type="float" office:value="64.1" calcext:value-type="float">
            <text:p>64.1</text:p>
          </table:table-cell>
          <table:table-cell table:style-name="ce68" table:formula="of:=IFERROR(__xludf.dummyfunction(&quot;GOOGLEFINANCE(&quot;&quot;NSE:&quot;&quot; &amp;A12, &quot;&quot;volume&quot;&quot;)&quot;);1336247)" office:value-type="float" office:value="1336247" calcext:value-type="float">
            <text:p>1336247</text:p>
          </table:table-cell>
          <table:table-cell table:style-name="ce69" table:formula="of:=([.G12]-[.B12])/[.B12]" office:value-type="percentage" office:value="0.0567434210526316" calcext:value-type="percentage">
            <text:p>5.67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NDIGO</text:p>
          </table:table-cell>
          <table:table-cell table:style-name="ce14" table:formula="of:=IFERROR(__xludf.dummyfunction(&quot;GOOGLEFINANCE(&quot;&quot;NSE:&quot;&quot; &amp;A13, &quot;&quot;price&quot;&quot;)&quot;);1735.1)" office:value-type="float" office:value="1735.1" calcext:value-type="float">
            <text:p>1735.1</text:p>
          </table:table-cell>
          <table:table-cell table:style-name="ce43" table:formula="of:=IFERROR(__xludf.dummyfunction(&quot;GOOGLEFINANCE(&quot;&quot;NSE:&quot;&quot; &amp;A13, &quot;&quot;priceopen&quot;&quot;)&quot;);1731.85)" office:value-type="float" office:value="1731.85" calcext:value-type="float">
            <text:p>1731.85</text:p>
          </table:table-cell>
          <table:table-cell table:style-name="ce43" table:formula="of:=IFERROR(__xludf.dummyfunction(&quot;GOOGLEFINANCE(&quot;&quot;NSE:&quot;&quot; &amp;A13, &quot;&quot;high&quot;&quot;)&quot;);1744)" office:value-type="float" office:value="1744" calcext:value-type="float">
            <text:p>1744</text:p>
          </table:table-cell>
          <table:table-cell table:style-name="ce43" table:formula="of:=IFERROR(__xludf.dummyfunction(&quot;GOOGLEFINANCE(&quot;&quot;NSE:&quot;&quot; &amp;A13, &quot;&quot;low&quot;&quot;)&quot;);1731.85)" office:value-type="float" office:value="1731.85" calcext:value-type="float">
            <text:p>1731.85</text:p>
          </table:table-cell>
          <table:table-cell table:style-name="ce43" table:formula="of:=IFERROR(__xludf.dummyfunction(&quot;GOOGLEFINANCE(&quot;&quot;NSE:&quot;&quot; &amp;A13, &quot;&quot;closeyest&quot;&quot;)&quot;);1729.6)" office:value-type="float" office:value="1729.6" calcext:value-type="float">
            <text:p>1729.6</text:p>
          </table:table-cell>
          <table:table-cell table:style-name="ce43" table:formula="of:=IFERROR(__xludf.dummyfunction(&quot;GOOGLEFINANCE(&quot;&quot;NSE:&quot;&quot; &amp;A13, &quot;&quot;high52&quot;&quot;)&quot;);1859.6)" office:value-type="float" office:value="1859.6" calcext:value-type="float">
            <text:p>1859.6</text:p>
          </table:table-cell>
          <table:table-cell table:style-name="ce43" table:formula="of:=IFERROR(__xludf.dummyfunction(&quot;GOOGLEFINANCE(&quot;&quot;NSE:&quot;&quot; &amp;A13, &quot;&quot;low52&quot;&quot;)&quot;);875.25)" office:value-type="float" office:value="875.25" calcext:value-type="float">
            <text:p>875.25</text:p>
          </table:table-cell>
          <table:table-cell table:style-name="ce68" table:formula="of:=IFERROR(__xludf.dummyfunction(&quot;GOOGLEFINANCE(&quot;&quot;NSE:&quot;&quot; &amp;A13, &quot;&quot;volume&quot;&quot;)&quot;);12310)" office:value-type="float" office:value="12310" calcext:value-type="float">
            <text:p>12310</text:p>
          </table:table-cell>
          <table:table-cell table:style-name="ce69" table:formula="of:=([.G13]-[.B13])/[.B13]" office:value-type="percentage" office:value="0.0717537894069506" calcext:value-type="percentage">
            <text:p>7.18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ALINDIA</text:p>
          </table:table-cell>
          <table:table-cell table:style-name="ce15" table:formula="of:=IFERROR(__xludf.dummyfunction(&quot;GOOGLEFINANCE(&quot;&quot;NSE:&quot;&quot; &amp;A14, &quot;&quot;price&quot;&quot;)&quot;);147.55)" office:value-type="float" office:value="147.55" calcext:value-type="float">
            <text:p>147.55</text:p>
          </table:table-cell>
          <table:table-cell table:style-name="ce44" table:formula="of:=IFERROR(__xludf.dummyfunction(&quot;GOOGLEFINANCE(&quot;&quot;NSE:&quot;&quot; &amp;A14, &quot;&quot;priceopen&quot;&quot;)&quot;);147.1)" office:value-type="float" office:value="147.1" calcext:value-type="float">
            <text:p>147.1</text:p>
          </table:table-cell>
          <table:table-cell table:style-name="ce44" table:formula="of:=IFERROR(__xludf.dummyfunction(&quot;GOOGLEFINANCE(&quot;&quot;NSE:&quot;&quot; &amp;A14, &quot;&quot;high&quot;&quot;)&quot;);147.9)" office:value-type="float" office:value="147.9" calcext:value-type="float">
            <text:p>147.9</text:p>
          </table:table-cell>
          <table:table-cell table:style-name="ce44" table:formula="of:=IFERROR(__xludf.dummyfunction(&quot;GOOGLEFINANCE(&quot;&quot;NSE:&quot;&quot; &amp;A14, &quot;&quot;low&quot;&quot;)&quot;);146.9)" office:value-type="float" office:value="146.9" calcext:value-type="float">
            <text:p>146.9</text:p>
          </table:table-cell>
          <table:table-cell table:style-name="ce44" table:formula="of:=IFERROR(__xludf.dummyfunction(&quot;GOOGLEFINANCE(&quot;&quot;NSE:&quot;&quot; &amp;A14, &quot;&quot;closeyest&quot;&quot;)&quot;);147.2)" office:value-type="float" office:value="147.2" calcext:value-type="float">
            <text:p>147.2</text:p>
          </table:table-cell>
          <table:table-cell table:style-name="ce44" table:formula="of:=IFERROR(__xludf.dummyfunction(&quot;GOOGLEFINANCE(&quot;&quot;NSE:&quot;&quot; &amp;A14, &quot;&quot;high52&quot;&quot;)&quot;);165)" office:value-type="float" office:value="165" calcext:value-type="float">
            <text:p>165</text:p>
          </table:table-cell>
          <table:table-cell table:style-name="ce44" table:formula="of:=IFERROR(__xludf.dummyfunction(&quot;GOOGLEFINANCE(&quot;&quot;NSE:&quot;&quot; &amp;A14, &quot;&quot;low52&quot;&quot;)&quot;);109.55)" office:value-type="float" office:value="109.55" calcext:value-type="float">
            <text:p>109.55</text:p>
          </table:table-cell>
          <table:table-cell table:style-name="ce68" table:formula="of:=IFERROR(__xludf.dummyfunction(&quot;GOOGLEFINANCE(&quot;&quot;NSE:&quot;&quot; &amp;A14, &quot;&quot;volume&quot;&quot;)&quot;);250391)" office:value-type="float" office:value="250391" calcext:value-type="float">
            <text:p>250391</text:p>
          </table:table-cell>
          <table:table-cell table:style-name="ce69" table:formula="of:=([.G14]-[.B14])/[.B14]" office:value-type="percentage" office:value="0.118264994916977" calcext:value-type="percentage">
            <text:p>11.83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RB</text:p>
          </table:table-cell>
          <table:table-cell table:style-name="ce16" table:formula="of:=IFERROR(__xludf.dummyfunction(&quot;GOOGLEFINANCE(&quot;&quot;NSE:&quot;&quot; &amp;A15, &quot;&quot;price&quot;&quot;)&quot;);158.7)" office:value-type="float" office:value="158.7" calcext:value-type="float">
            <text:p>158.7</text:p>
          </table:table-cell>
          <table:table-cell table:style-name="ce45" table:formula="of:=IFERROR(__xludf.dummyfunction(&quot;GOOGLEFINANCE(&quot;&quot;NSE:&quot;&quot; &amp;A15, &quot;&quot;priceopen&quot;&quot;)&quot;);158)" office:value-type="float" office:value="158" calcext:value-type="float">
            <text:p>158</text:p>
          </table:table-cell>
          <table:table-cell table:style-name="ce45" table:formula="of:=IFERROR(__xludf.dummyfunction(&quot;GOOGLEFINANCE(&quot;&quot;NSE:&quot;&quot; &amp;A15, &quot;&quot;high&quot;&quot;)&quot;);158.8)" office:value-type="float" office:value="158.8" calcext:value-type="float">
            <text:p>158.8</text:p>
          </table:table-cell>
          <table:table-cell table:style-name="ce45" table:formula="of:=IFERROR(__xludf.dummyfunction(&quot;GOOGLEFINANCE(&quot;&quot;NSE:&quot;&quot; &amp;A15, &quot;&quot;low&quot;&quot;)&quot;);157)" office:value-type="float" office:value="157" calcext:value-type="float">
            <text:p>157</text:p>
          </table:table-cell>
          <table:table-cell table:style-name="ce45" table:formula="of:=IFERROR(__xludf.dummyfunction(&quot;GOOGLEFINANCE(&quot;&quot;NSE:&quot;&quot; &amp;A15, &quot;&quot;closeyest&quot;&quot;)&quot;);157.6)" office:value-type="float" office:value="157.6" calcext:value-type="float">
            <text:p>157.6</text:p>
          </table:table-cell>
          <table:table-cell table:style-name="ce45" table:formula="of:=IFERROR(__xludf.dummyfunction(&quot;GOOGLEFINANCE(&quot;&quot;NSE:&quot;&quot; &amp;A15, &quot;&quot;high52&quot;&quot;)&quot;);170.95)" office:value-type="float" office:value="170.95" calcext:value-type="float">
            <text:p>170.95</text:p>
          </table:table-cell>
          <table:table-cell table:style-name="ce45" table:formula="of:=IFERROR(__xludf.dummyfunction(&quot;GOOGLEFINANCE(&quot;&quot;NSE:&quot;&quot; &amp;A15, &quot;&quot;low52&quot;&quot;)&quot;);86.55)" office:value-type="float" office:value="86.55" calcext:value-type="float">
            <text:p>86.55</text:p>
          </table:table-cell>
          <table:table-cell table:style-name="ce68" table:formula="of:=IFERROR(__xludf.dummyfunction(&quot;GOOGLEFINANCE(&quot;&quot;NSE:&quot;&quot; &amp;A15, &quot;&quot;volume&quot;&quot;)&quot;);105329)" office:value-type="float" office:value="105329" calcext:value-type="float">
            <text:p>105329</text:p>
          </table:table-cell>
          <table:table-cell table:style-name="ce69" table:formula="of:=([.G15]-[.B15])/[.B15]" office:value-type="percentage" office:value="0.077189666036547" calcext:value-type="percentage">
            <text:p>7.72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NCC</text:p>
          </table:table-cell>
          <table:table-cell table:style-name="ce17" table:formula="of:=IFERROR(__xludf.dummyfunction(&quot;GOOGLEFINANCE(&quot;&quot;NSE:&quot;&quot; &amp;A16, &quot;&quot;price&quot;&quot;)&quot;);85.95)" office:value-type="float" office:value="85.95" calcext:value-type="float">
            <text:p>85.95</text:p>
          </table:table-cell>
          <table:table-cell table:style-name="ce46" table:formula="of:=IFERROR(__xludf.dummyfunction(&quot;GOOGLEFINANCE(&quot;&quot;NSE:&quot;&quot; &amp;A16, &quot;&quot;priceopen&quot;&quot;)&quot;);86.85)" office:value-type="float" office:value="86.85" calcext:value-type="float">
            <text:p>86.85</text:p>
          </table:table-cell>
          <table:table-cell table:style-name="ce46" table:formula="of:=IFERROR(__xludf.dummyfunction(&quot;GOOGLEFINANCE(&quot;&quot;NSE:&quot;&quot; &amp;A16, &quot;&quot;high&quot;&quot;)&quot;);86.95)" office:value-type="float" office:value="86.95" calcext:value-type="float">
            <text:p>86.95</text:p>
          </table:table-cell>
          <table:table-cell table:style-name="ce46" table:formula="of:=IFERROR(__xludf.dummyfunction(&quot;GOOGLEFINANCE(&quot;&quot;NSE:&quot;&quot; &amp;A16, &quot;&quot;low&quot;&quot;)&quot;);85.8)" office:value-type="float" office:value="85.8" calcext:value-type="float">
            <text:p>85.8</text:p>
          </table:table-cell>
          <table:table-cell table:style-name="ce46" table:formula="of:=IFERROR(__xludf.dummyfunction(&quot;GOOGLEFINANCE(&quot;&quot;NSE:&quot;&quot; &amp;A16, &quot;&quot;closeyest&quot;&quot;)&quot;);86.55)" office:value-type="float" office:value="86.55" calcext:value-type="float">
            <text:p>86.55</text:p>
          </table:table-cell>
          <table:table-cell table:style-name="ce46" table:formula="of:=IFERROR(__xludf.dummyfunction(&quot;GOOGLEFINANCE(&quot;&quot;NSE:&quot;&quot; &amp;A16, &quot;&quot;high52&quot;&quot;)&quot;);99.85)" office:value-type="float" office:value="99.85" calcext:value-type="float">
            <text:p>99.85</text:p>
          </table:table-cell>
          <table:table-cell table:style-name="ce46" table:formula="of:=IFERROR(__xludf.dummyfunction(&quot;GOOGLEFINANCE(&quot;&quot;NSE:&quot;&quot; &amp;A16, &quot;&quot;low52&quot;&quot;)&quot;);27.5)" office:value-type="float" office:value="27.5" calcext:value-type="float">
            <text:p>27.5</text:p>
          </table:table-cell>
          <table:table-cell table:style-name="ce68" table:formula="of:=IFERROR(__xludf.dummyfunction(&quot;GOOGLEFINANCE(&quot;&quot;NSE:&quot;&quot; &amp;A16, &quot;&quot;volume&quot;&quot;)&quot;);171653)" office:value-type="float" office:value="171653" calcext:value-type="float">
            <text:p>171653</text:p>
          </table:table-cell>
          <table:table-cell table:style-name="ce69" table:formula="of:=([.G16]-[.B16])/[.B16]" office:value-type="percentage" office:value="0.161721931355439" calcext:value-type="percentage">
            <text:p>16.17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PNB</text:p>
          </table:table-cell>
          <table:table-cell table:style-name="ce18" table:formula="of:=IFERROR(__xludf.dummyfunction(&quot;GOOGLEFINANCE(&quot;&quot;NSE:&quot;&quot; &amp;A17, &quot;&quot;price&quot;&quot;)&quot;);43.55)" office:value-type="float" office:value="43.55" calcext:value-type="float">
            <text:p>43.55</text:p>
          </table:table-cell>
          <table:table-cell table:style-name="ce47" table:formula="of:=IFERROR(__xludf.dummyfunction(&quot;GOOGLEFINANCE(&quot;&quot;NSE:&quot;&quot; &amp;A17, &quot;&quot;priceopen&quot;&quot;)&quot;);43.45)" office:value-type="float" office:value="43.45" calcext:value-type="float">
            <text:p>43.45</text:p>
          </table:table-cell>
          <table:table-cell table:style-name="ce47" table:formula="of:=IFERROR(__xludf.dummyfunction(&quot;GOOGLEFINANCE(&quot;&quot;NSE:&quot;&quot; &amp;A17, &quot;&quot;high&quot;&quot;)&quot;);43.6)" office:value-type="float" office:value="43.6" calcext:value-type="float">
            <text:p>43.6</text:p>
          </table:table-cell>
          <table:table-cell table:style-name="ce47" table:formula="of:=IFERROR(__xludf.dummyfunction(&quot;GOOGLEFINANCE(&quot;&quot;NSE:&quot;&quot; &amp;A17, &quot;&quot;low&quot;&quot;)&quot;);43.1)" office:value-type="float" office:value="43.1" calcext:value-type="float">
            <text:p>43.1</text:p>
          </table:table-cell>
          <table:table-cell table:style-name="ce47" table:formula="of:=IFERROR(__xludf.dummyfunction(&quot;GOOGLEFINANCE(&quot;&quot;NSE:&quot;&quot; &amp;A17, &quot;&quot;closeyest&quot;&quot;)&quot;);43.35)" office:value-type="float" office:value="43.35" calcext:value-type="float">
            <text:p>43.35</text:p>
          </table:table-cell>
          <table:table-cell table:style-name="ce47" table:formula="of:=IFERROR(__xludf.dummyfunction(&quot;GOOGLEFINANCE(&quot;&quot;NSE:&quot;&quot; &amp;A17, &quot;&quot;high52&quot;&quot;)&quot;);46.35)" office:value-type="float" office:value="46.35" calcext:value-type="float">
            <text:p>46.35</text:p>
          </table:table-cell>
          <table:table-cell table:style-name="ce47" table:formula="of:=IFERROR(__xludf.dummyfunction(&quot;GOOGLEFINANCE(&quot;&quot;NSE:&quot;&quot; &amp;A17, &quot;&quot;low52&quot;&quot;)&quot;);26.3)" office:value-type="float" office:value="26.3" calcext:value-type="float">
            <text:p>26.3</text:p>
          </table:table-cell>
          <table:table-cell table:style-name="ce68" table:formula="of:=IFERROR(__xludf.dummyfunction(&quot;GOOGLEFINANCE(&quot;&quot;NSE:&quot;&quot; &amp;A17, &quot;&quot;volume&quot;&quot;)&quot;);5539581)" office:value-type="float" office:value="5539581" calcext:value-type="float">
            <text:p>5539581</text:p>
          </table:table-cell>
          <table:table-cell table:style-name="ce69" table:formula="of:=([.G17]-[.B17])/[.B17]" office:value-type="percentage" office:value="0.0642939150401838" calcext:value-type="percentage">
            <text:p>6.43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AIL</text:p>
          </table:table-cell>
          <table:table-cell table:style-name="ce19" table:formula="of:=IFERROR(__xludf.dummyfunction(&quot;GOOGLEFINANCE(&quot;&quot;NSE:&quot;&quot; &amp;A18, &quot;&quot;price&quot;&quot;)&quot;);133.5)" office:value-type="float" office:value="133.5" calcext:value-type="float">
            <text:p>133.5</text:p>
          </table:table-cell>
          <table:table-cell table:style-name="ce48" table:formula="of:=IFERROR(__xludf.dummyfunction(&quot;GOOGLEFINANCE(&quot;&quot;NSE:&quot;&quot; &amp;A18, &quot;&quot;priceopen&quot;&quot;)&quot;);133.2)" office:value-type="float" office:value="133.2" calcext:value-type="float">
            <text:p>133.2</text:p>
          </table:table-cell>
          <table:table-cell table:style-name="ce48" table:formula="of:=IFERROR(__xludf.dummyfunction(&quot;GOOGLEFINANCE(&quot;&quot;NSE:&quot;&quot; &amp;A18, &quot;&quot;high&quot;&quot;)&quot;);133.85)" office:value-type="float" office:value="133.85" calcext:value-type="float">
            <text:p>133.85</text:p>
          </table:table-cell>
          <table:table-cell table:style-name="ce48" table:formula="of:=IFERROR(__xludf.dummyfunction(&quot;GOOGLEFINANCE(&quot;&quot;NSE:&quot;&quot; &amp;A18, &quot;&quot;low&quot;&quot;)&quot;);132.1)" office:value-type="float" office:value="132.1" calcext:value-type="float">
            <text:p>132.1</text:p>
          </table:table-cell>
          <table:table-cell table:style-name="ce48" table:formula="of:=IFERROR(__xludf.dummyfunction(&quot;GOOGLEFINANCE(&quot;&quot;NSE:&quot;&quot; &amp;A18, &quot;&quot;closeyest&quot;&quot;)&quot;);133.2)" office:value-type="float" office:value="133.2" calcext:value-type="float">
            <text:p>133.2</text:p>
          </table:table-cell>
          <table:table-cell table:style-name="ce48" table:formula="of:=IFERROR(__xludf.dummyfunction(&quot;GOOGLEFINANCE(&quot;&quot;NSE:&quot;&quot; &amp;A18, &quot;&quot;high52&quot;&quot;)&quot;);151.3)" office:value-type="float" office:value="151.3" calcext:value-type="float">
            <text:p>151.3</text:p>
          </table:table-cell>
          <table:table-cell table:style-name="ce48" table:formula="of:=IFERROR(__xludf.dummyfunction(&quot;GOOGLEFINANCE(&quot;&quot;NSE:&quot;&quot; &amp;A18, &quot;&quot;low52&quot;&quot;)&quot;);29.2)" office:value-type="float" office:value="29.2" calcext:value-type="float">
            <text:p>29.2</text:p>
          </table:table-cell>
          <table:table-cell table:style-name="ce68" table:formula="of:=IFERROR(__xludf.dummyfunction(&quot;GOOGLEFINANCE(&quot;&quot;NSE:&quot;&quot; &amp;A18, &quot;&quot;volume&quot;&quot;)&quot;);1664860)" office:value-type="float" office:value="1664860" calcext:value-type="float">
            <text:p>1664860</text:p>
          </table:table-cell>
          <table:table-cell table:style-name="ce69" table:formula="of:=([.G18]-[.B18])/[.B18]" office:value-type="percentage" office:value="0.133333333333333" calcext:value-type="percentage">
            <text:p>13.33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OLPAL</text:p>
          </table:table-cell>
          <table:table-cell table:style-name="ce20" table:formula="of:=IFERROR(__xludf.dummyfunction(&quot;GOOGLEFINANCE(&quot;&quot;NSE:&quot;&quot; &amp;A19, &quot;&quot;price&quot;&quot;)&quot;);1680.6)" office:value-type="float" office:value="1680.6" calcext:value-type="float">
            <text:p>1680.6</text:p>
          </table:table-cell>
          <table:table-cell table:style-name="ce49" table:formula="of:=IFERROR(__xludf.dummyfunction(&quot;GOOGLEFINANCE(&quot;&quot;NSE:&quot;&quot; &amp;A19, &quot;&quot;priceopen&quot;&quot;)&quot;);1674.8)" office:value-type="float" office:value="1674.8" calcext:value-type="float">
            <text:p>1674.8</text:p>
          </table:table-cell>
          <table:table-cell table:style-name="ce49" table:formula="of:=IFERROR(__xludf.dummyfunction(&quot;GOOGLEFINANCE(&quot;&quot;NSE:&quot;&quot; &amp;A19, &quot;&quot;high&quot;&quot;)&quot;);1680.6)" office:value-type="float" office:value="1680.6" calcext:value-type="float">
            <text:p>1680.6</text:p>
          </table:table-cell>
          <table:table-cell table:style-name="ce49" table:formula="of:=IFERROR(__xludf.dummyfunction(&quot;GOOGLEFINANCE(&quot;&quot;NSE:&quot;&quot; &amp;A19, &quot;&quot;low&quot;&quot;)&quot;);1673.1)" office:value-type="float" office:value="1673.1" calcext:value-type="float">
            <text:p>1673.1</text:p>
          </table:table-cell>
          <table:table-cell table:style-name="ce49" table:formula="of:=IFERROR(__xludf.dummyfunction(&quot;GOOGLEFINANCE(&quot;&quot;NSE:&quot;&quot; &amp;A19, &quot;&quot;closeyest&quot;&quot;)&quot;);1668.95)" office:value-type="float" office:value="1668.95" calcext:value-type="float">
            <text:p>1668.95</text:p>
          </table:table-cell>
          <table:table-cell table:style-name="ce49" table:formula="of:=IFERROR(__xludf.dummyfunction(&quot;GOOGLEFINANCE(&quot;&quot;NSE:&quot;&quot; &amp;A19, &quot;&quot;high52&quot;&quot;)&quot;);1794.85)" office:value-type="float" office:value="1794.85" calcext:value-type="float">
            <text:p>1794.85</text:p>
          </table:table-cell>
          <table:table-cell table:style-name="ce49" table:formula="of:=IFERROR(__xludf.dummyfunction(&quot;GOOGLEFINANCE(&quot;&quot;NSE:&quot;&quot; &amp;A19, &quot;&quot;low52&quot;&quot;)&quot;);1322.15)" office:value-type="float" office:value="1322.15" calcext:value-type="float">
            <text:p>1322.15</text:p>
          </table:table-cell>
          <table:table-cell table:style-name="ce68" table:formula="of:=IFERROR(__xludf.dummyfunction(&quot;GOOGLEFINANCE(&quot;&quot;NSE:&quot;&quot; &amp;A19, &quot;&quot;volume&quot;&quot;)&quot;);9444)" office:value-type="float" office:value="9444" calcext:value-type="float">
            <text:p>9444</text:p>
          </table:table-cell>
          <table:table-cell table:style-name="ce69" table:formula="of:=([.G19]-[.B19])/[.B19]" office:value-type="percentage" office:value="0.0679816732119481" calcext:value-type="percentage">
            <text:p>6.80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BHEL</text:p>
          </table:table-cell>
          <table:table-cell table:style-name="ce21" table:formula="of:=IFERROR(__xludf.dummyfunction(&quot;GOOGLEFINANCE(&quot;&quot;NSE:&quot;&quot; &amp;A20, &quot;&quot;price&quot;&quot;)&quot;);66.2)" office:value-type="float" office:value="66.2" calcext:value-type="float">
            <text:p>66.2</text:p>
          </table:table-cell>
          <table:table-cell table:style-name="ce50" table:formula="of:=IFERROR(__xludf.dummyfunction(&quot;GOOGLEFINANCE(&quot;&quot;NSE:&quot;&quot; &amp;A20, &quot;&quot;priceopen&quot;&quot;)&quot;);66.25)" office:value-type="float" office:value="66.25" calcext:value-type="float">
            <text:p>66.25</text:p>
          </table:table-cell>
          <table:table-cell table:style-name="ce50" table:formula="of:=IFERROR(__xludf.dummyfunction(&quot;GOOGLEFINANCE(&quot;&quot;NSE:&quot;&quot; &amp;A20, &quot;&quot;high&quot;&quot;)&quot;);66.3)" office:value-type="float" office:value="66.3" calcext:value-type="float">
            <text:p>66.3</text:p>
          </table:table-cell>
          <table:table-cell table:style-name="ce50" table:formula="of:=IFERROR(__xludf.dummyfunction(&quot;GOOGLEFINANCE(&quot;&quot;NSE:&quot;&quot; &amp;A20, &quot;&quot;low&quot;&quot;)&quot;);65.95)" office:value-type="float" office:value="65.95" calcext:value-type="float">
            <text:p>65.95</text:p>
          </table:table-cell>
          <table:table-cell table:style-name="ce50" table:formula="of:=IFERROR(__xludf.dummyfunction(&quot;GOOGLEFINANCE(&quot;&quot;NSE:&quot;&quot; &amp;A20, &quot;&quot;closeyest&quot;&quot;)&quot;);66.3)" office:value-type="float" office:value="66.3" calcext:value-type="float">
            <text:p>66.3</text:p>
          </table:table-cell>
          <table:table-cell table:style-name="ce50" table:formula="of:=IFERROR(__xludf.dummyfunction(&quot;GOOGLEFINANCE(&quot;&quot;NSE:&quot;&quot; &amp;A20, &quot;&quot;high52&quot;&quot;)&quot;);79.55)" office:value-type="float" office:value="79.55" calcext:value-type="float">
            <text:p>79.55</text:p>
          </table:table-cell>
          <table:table-cell table:style-name="ce50" table:formula="of:=IFERROR(__xludf.dummyfunction(&quot;GOOGLEFINANCE(&quot;&quot;NSE:&quot;&quot; &amp;A20, &quot;&quot;low52&quot;&quot;)&quot;);26.75)" office:value-type="float" office:value="26.75" calcext:value-type="float">
            <text:p>26.75</text:p>
          </table:table-cell>
          <table:table-cell table:style-name="ce68" table:formula="of:=IFERROR(__xludf.dummyfunction(&quot;GOOGLEFINANCE(&quot;&quot;NSE:&quot;&quot; &amp;A20, &quot;&quot;volume&quot;&quot;)&quot;);1120893)" office:value-type="float" office:value="1120893" calcext:value-type="float">
            <text:p>1120893</text:p>
          </table:table-cell>
          <table:table-cell table:style-name="ce69" table:formula="of:=([.G20]-[.B20])/[.B20]" office:value-type="percentage" office:value="0.201661631419939" calcext:value-type="percentage">
            <text:p>20.17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RPL</text:p>
          </table:table-cell>
          <table:table-cell table:style-name="ce22" table:formula="of:=IFERROR(__xludf.dummyfunction(&quot;GOOGLEFINANCE(&quot;&quot;NSE:&quot;&quot; &amp;A21, &quot;&quot;price&quot;&quot;)&quot;);52.25)" office:value-type="float" office:value="52.25" calcext:value-type="float">
            <text:p>52.25</text:p>
          </table:table-cell>
          <table:table-cell table:style-name="ce51" table:formula="of:=IFERROR(__xludf.dummyfunction(&quot;GOOGLEFINANCE(&quot;&quot;NSE:&quot;&quot; &amp;A21, &quot;&quot;priceopen&quot;&quot;)&quot;);52)" office:value-type="float" office:value="52" calcext:value-type="float">
            <text:p>52</text:p>
          </table:table-cell>
          <table:table-cell table:style-name="ce51" table:formula="of:=IFERROR(__xludf.dummyfunction(&quot;GOOGLEFINANCE(&quot;&quot;NSE:&quot;&quot; &amp;A21, &quot;&quot;high&quot;&quot;)&quot;);52.25)" office:value-type="float" office:value="52.25" calcext:value-type="float">
            <text:p>52.25</text:p>
          </table:table-cell>
          <table:table-cell table:style-name="ce51" table:formula="of:=IFERROR(__xludf.dummyfunction(&quot;GOOGLEFINANCE(&quot;&quot;NSE:&quot;&quot; &amp;A21, &quot;&quot;low&quot;&quot;)&quot;);51.9)" office:value-type="float" office:value="51.9" calcext:value-type="float">
            <text:p>51.9</text:p>
          </table:table-cell>
          <table:table-cell table:style-name="ce51" table:formula="of:=IFERROR(__xludf.dummyfunction(&quot;GOOGLEFINANCE(&quot;&quot;NSE:&quot;&quot; &amp;A21, &quot;&quot;closeyest&quot;&quot;)&quot;);51.95)" office:value-type="float" office:value="51.95" calcext:value-type="float">
            <text:p>51.95</text:p>
          </table:table-cell>
          <table:table-cell table:style-name="ce51" table:formula="of:=IFERROR(__xludf.dummyfunction(&quot;GOOGLEFINANCE(&quot;&quot;NSE:&quot;&quot; &amp;A21, &quot;&quot;high52&quot;&quot;)&quot;);56.6)" office:value-type="float" office:value="56.6" calcext:value-type="float">
            <text:p>56.6</text:p>
          </table:table-cell>
          <table:table-cell table:style-name="ce51" table:formula="of:=IFERROR(__xludf.dummyfunction(&quot;GOOGLEFINANCE(&quot;&quot;NSE:&quot;&quot; &amp;A21, &quot;&quot;low52&quot;&quot;)&quot;);25.25)" office:value-type="float" office:value="25.25" calcext:value-type="float">
            <text:p>25.25</text:p>
          </table:table-cell>
          <table:table-cell table:style-name="ce68" table:formula="of:=IFERROR(__xludf.dummyfunction(&quot;GOOGLEFINANCE(&quot;&quot;NSE:&quot;&quot; &amp;A21, &quot;&quot;volume&quot;&quot;)&quot;);87073)" office:value-type="float" office:value="87073" calcext:value-type="float">
            <text:p>87073</text:p>
          </table:table-cell>
          <table:table-cell table:style-name="ce69" table:formula="of:=([.G21]-[.B21])/[.B21]" office:value-type="percentage" office:value="0.0832535885167464" calcext:value-type="percentage">
            <text:p>8.33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L&amp;TFH</text:p>
          </table:table-cell>
          <table:table-cell table:style-name="ce23" table:formula="of:=IFERROR(__xludf.dummyfunction(&quot;GOOGLEFINANCE(&quot;&quot;NSE:&quot;&quot; &amp;A22, &quot;&quot;price&quot;&quot;)&quot;);95.25)" office:value-type="float" office:value="95.25" calcext:value-type="float">
            <text:p>95.25</text:p>
          </table:table-cell>
          <table:table-cell table:style-name="ce52" table:formula="of:=IFERROR(__xludf.dummyfunction(&quot;GOOGLEFINANCE(&quot;&quot;NSE:&quot;&quot; &amp;A22, &quot;&quot;priceopen&quot;&quot;)&quot;);95.2)" office:value-type="float" office:value="95.2" calcext:value-type="float">
            <text:p>95.2</text:p>
          </table:table-cell>
          <table:table-cell table:style-name="ce52" table:formula="of:=IFERROR(__xludf.dummyfunction(&quot;GOOGLEFINANCE(&quot;&quot;NSE:&quot;&quot; &amp;A22, &quot;&quot;high&quot;&quot;)&quot;);95.4)" office:value-type="float" office:value="95.4" calcext:value-type="float">
            <text:p>95.4</text:p>
          </table:table-cell>
          <table:table-cell table:style-name="ce52" table:formula="of:=IFERROR(__xludf.dummyfunction(&quot;GOOGLEFINANCE(&quot;&quot;NSE:&quot;&quot; &amp;A22, &quot;&quot;low&quot;&quot;)&quot;);95)" office:value-type="float" office:value="95" calcext:value-type="float">
            <text:p>95</text:p>
          </table:table-cell>
          <table:table-cell table:style-name="ce52" table:formula="of:=IFERROR(__xludf.dummyfunction(&quot;GOOGLEFINANCE(&quot;&quot;NSE:&quot;&quot; &amp;A22, &quot;&quot;closeyest&quot;&quot;)&quot;);95.05)" office:value-type="float" office:value="95.05" calcext:value-type="float">
            <text:p>95.05</text:p>
          </table:table-cell>
          <table:table-cell table:style-name="ce52" table:formula="of:=IFERROR(__xludf.dummyfunction(&quot;GOOGLEFINANCE(&quot;&quot;NSE:&quot;&quot; &amp;A22, &quot;&quot;high52&quot;&quot;)&quot;);113.4)" office:value-type="float" office:value="113.4" calcext:value-type="float">
            <text:p>113.4</text:p>
          </table:table-cell>
          <table:table-cell table:style-name="ce52" table:formula="of:=IFERROR(__xludf.dummyfunction(&quot;GOOGLEFINANCE(&quot;&quot;NSE:&quot;&quot; &amp;A22, &quot;&quot;low52&quot;&quot;)&quot;);51.71)" office:value-type="float" office:value="51.71" calcext:value-type="float">
            <text:p>51.71</text:p>
          </table:table-cell>
          <table:table-cell table:style-name="ce68" table:formula="of:=IFERROR(__xludf.dummyfunction(&quot;GOOGLEFINANCE(&quot;&quot;NSE:&quot;&quot; &amp;A22, &quot;&quot;volume&quot;&quot;)&quot;);174811)" office:value-type="float" office:value="174811" calcext:value-type="float">
            <text:p>174811</text:p>
          </table:table-cell>
          <table:table-cell table:style-name="ce69" table:formula="of:=([.G22]-[.B22])/[.B22]" office:value-type="percentage" office:value="0.190551181102362" calcext:value-type="percentage">
            <text:p>19.06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eliance</text:p>
          </table:table-cell>
          <table:table-cell table:style-name="ce24" table:formula="of:=IFERROR(__xludf.dummyfunction(&quot;GOOGLEFINANCE(&quot;&quot;NSE:&quot;&quot; &amp;A23, &quot;&quot;price&quot;&quot;)&quot;);2099.8)" office:value-type="float" office:value="2099.8" calcext:value-type="float">
            <text:p>2099.8</text:p>
          </table:table-cell>
          <table:table-cell table:style-name="ce53" table:formula="of:=IFERROR(__xludf.dummyfunction(&quot;GOOGLEFINANCE(&quot;&quot;NSE:&quot;&quot; &amp;A23, &quot;&quot;priceopen&quot;&quot;)&quot;);2089.5)" office:value-type="float" office:value="2089.5" calcext:value-type="float">
            <text:p>2089.5</text:p>
          </table:table-cell>
          <table:table-cell table:style-name="ce53" table:formula="of:=IFERROR(__xludf.dummyfunction(&quot;GOOGLEFINANCE(&quot;&quot;NSE:&quot;&quot; &amp;A23, &quot;&quot;high&quot;&quot;)&quot;);2103.35)" office:value-type="float" office:value="2103.35" calcext:value-type="float">
            <text:p>2103.35</text:p>
          </table:table-cell>
          <table:table-cell table:style-name="ce53" table:formula="of:=IFERROR(__xludf.dummyfunction(&quot;GOOGLEFINANCE(&quot;&quot;NSE:&quot;&quot; &amp;A23, &quot;&quot;low&quot;&quot;)&quot;);2086.05)" office:value-type="float" office:value="2086.05" calcext:value-type="float">
            <text:p>2086.05</text:p>
          </table:table-cell>
          <table:table-cell table:style-name="ce53" table:formula="of:=IFERROR(__xludf.dummyfunction(&quot;GOOGLEFINANCE(&quot;&quot;NSE:&quot;&quot; &amp;A23, &quot;&quot;closeyest&quot;&quot;)&quot;);2086)" office:value-type="float" office:value="2086" calcext:value-type="float">
            <text:p>2086</text:p>
          </table:table-cell>
          <table:table-cell table:style-name="ce53" table:formula="of:=IFERROR(__xludf.dummyfunction(&quot;GOOGLEFINANCE(&quot;&quot;NSE:&quot;&quot; &amp;A23, &quot;&quot;high52&quot;&quot;)&quot;);2369.35)" office:value-type="float" office:value="2369.35" calcext:value-type="float">
            <text:p>2369.35</text:p>
          </table:table-cell>
          <table:table-cell table:style-name="ce53" table:formula="of:=IFERROR(__xludf.dummyfunction(&quot;GOOGLEFINANCE(&quot;&quot;NSE:&quot;&quot; &amp;A23, &quot;&quot;low52&quot;&quot;)&quot;);1695.55)" office:value-type="float" office:value="1695.55" calcext:value-type="float">
            <text:p>1695.55</text:p>
          </table:table-cell>
          <table:table-cell table:style-name="ce68" table:formula="of:=IFERROR(__xludf.dummyfunction(&quot;GOOGLEFINANCE(&quot;&quot;NSE:&quot;&quot; &amp;A23, &quot;&quot;volume&quot;&quot;)&quot;);417383)" office:value-type="float" office:value="417383" calcext:value-type="float">
            <text:p>417383</text:p>
          </table:table-cell>
          <table:table-cell table:style-name="ce69" table:formula="of:=([.G23]-[.B23])/[.B23]" office:value-type="percentage" office:value="0.128369368511287" calcext:value-type="percentage">
            <text:p>12.84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CANBK</text:p>
          </table:table-cell>
          <table:table-cell table:style-name="ce25" table:formula="of:=IFERROR(__xludf.dummyfunction(&quot;GOOGLEFINANCE(&quot;&quot;NSE:&quot;&quot; &amp;A24, &quot;&quot;price&quot;&quot;)&quot;);157.2)" office:value-type="float" office:value="157.2" calcext:value-type="float">
            <text:p>157.2</text:p>
          </table:table-cell>
          <table:table-cell table:style-name="ce54" table:formula="of:=IFERROR(__xludf.dummyfunction(&quot;GOOGLEFINANCE(&quot;&quot;NSE:&quot;&quot; &amp;A24, &quot;&quot;priceopen&quot;&quot;)&quot;);156.8)" office:value-type="float" office:value="156.8" calcext:value-type="float">
            <text:p>156.8</text:p>
          </table:table-cell>
          <table:table-cell table:style-name="ce54" table:formula="of:=IFERROR(__xludf.dummyfunction(&quot;GOOGLEFINANCE(&quot;&quot;NSE:&quot;&quot; &amp;A24, &quot;&quot;high&quot;&quot;)&quot;);157.75)" office:value-type="float" office:value="157.75" calcext:value-type="float">
            <text:p>157.75</text:p>
          </table:table-cell>
          <table:table-cell table:style-name="ce54" table:formula="of:=IFERROR(__xludf.dummyfunction(&quot;GOOGLEFINANCE(&quot;&quot;NSE:&quot;&quot; &amp;A24, &quot;&quot;low&quot;&quot;)&quot;);155.85)" office:value-type="float" office:value="155.85" calcext:value-type="float">
            <text:p>155.85</text:p>
          </table:table-cell>
          <table:table-cell table:style-name="ce54" table:formula="of:=IFERROR(__xludf.dummyfunction(&quot;GOOGLEFINANCE(&quot;&quot;NSE:&quot;&quot; &amp;A24, &quot;&quot;closeyest&quot;&quot;)&quot;);156.95)" office:value-type="float" office:value="156.95" calcext:value-type="float">
            <text:p>156.95</text:p>
          </table:table-cell>
          <table:table-cell table:style-name="ce54" table:formula="of:=IFERROR(__xludf.dummyfunction(&quot;GOOGLEFINANCE(&quot;&quot;NSE:&quot;&quot; &amp;A24, &quot;&quot;high52&quot;&quot;)&quot;);174.6)" office:value-type="float" office:value="174.6" calcext:value-type="float">
            <text:p>174.6</text:p>
          </table:table-cell>
          <table:table-cell table:style-name="ce54" table:formula="of:=IFERROR(__xludf.dummyfunction(&quot;GOOGLEFINANCE(&quot;&quot;NSE:&quot;&quot; &amp;A24, &quot;&quot;low52&quot;&quot;)&quot;);82.25)" office:value-type="float" office:value="82.25" calcext:value-type="float">
            <text:p>82.25</text:p>
          </table:table-cell>
          <table:table-cell table:style-name="ce68" table:formula="of:=IFERROR(__xludf.dummyfunction(&quot;GOOGLEFINANCE(&quot;&quot;NSE:&quot;&quot; &amp;A24, &quot;&quot;volume&quot;&quot;)&quot;);552317)" office:value-type="float" office:value="552317" calcext:value-type="float">
            <text:p>552317</text:p>
          </table:table-cell>
          <table:table-cell table:style-name="ce69" table:formula="of:=([.G24]-[.B24])/[.B24]" office:value-type="percentage" office:value="0.110687022900763" calcext:value-type="percentage">
            <text:p>11.07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UJJIVANSFB</text:p>
          </table:table-cell>
          <table:table-cell table:style-name="ce26" table:formula="of:=IFERROR(__xludf.dummyfunction(&quot;GOOGLEFINANCE(&quot;&quot;NSE:&quot;&quot; &amp;A25, &quot;&quot;price&quot;&quot;)&quot;);31.75)" office:value-type="float" office:value="31.75" calcext:value-type="float">
            <text:p>31.75</text:p>
          </table:table-cell>
          <table:table-cell table:style-name="ce55" table:formula="of:=IFERROR(__xludf.dummyfunction(&quot;GOOGLEFINANCE(&quot;&quot;NSE:&quot;&quot; &amp;A25, &quot;&quot;priceopen&quot;&quot;)&quot;);31.95)" office:value-type="float" office:value="31.95" calcext:value-type="float">
            <text:p>31.95</text:p>
          </table:table-cell>
          <table:table-cell table:style-name="ce55" table:formula="of:=IFERROR(__xludf.dummyfunction(&quot;GOOGLEFINANCE(&quot;&quot;NSE:&quot;&quot; &amp;A25, &quot;&quot;high&quot;&quot;)&quot;);31.95)" office:value-type="float" office:value="31.95" calcext:value-type="float">
            <text:p>31.95</text:p>
          </table:table-cell>
          <table:table-cell table:style-name="ce55" table:formula="of:=IFERROR(__xludf.dummyfunction(&quot;GOOGLEFINANCE(&quot;&quot;NSE:&quot;&quot; &amp;A25, &quot;&quot;low&quot;&quot;)&quot;);31.7)" office:value-type="float" office:value="31.7" calcext:value-type="float">
            <text:p>31.7</text:p>
          </table:table-cell>
          <table:table-cell table:style-name="ce55" table:formula="of:=IFERROR(__xludf.dummyfunction(&quot;GOOGLEFINANCE(&quot;&quot;NSE:&quot;&quot; &amp;A25, &quot;&quot;closeyest&quot;&quot;)&quot;);31.7)" office:value-type="float" office:value="31.7" calcext:value-type="float">
            <text:p>31.7</text:p>
          </table:table-cell>
          <table:table-cell table:style-name="ce55" table:formula="of:=IFERROR(__xludf.dummyfunction(&quot;GOOGLEFINANCE(&quot;&quot;NSE:&quot;&quot; &amp;A25, &quot;&quot;high52&quot;&quot;)&quot;);44.6)" office:value-type="float" office:value="44.6" calcext:value-type="float">
            <text:p>44.6</text:p>
          </table:table-cell>
          <table:table-cell table:style-name="ce55" table:formula="of:=IFERROR(__xludf.dummyfunction(&quot;GOOGLEFINANCE(&quot;&quot;NSE:&quot;&quot; &amp;A25, &quot;&quot;low52&quot;&quot;)&quot;);26.5)" office:value-type="float" office:value="26.5" calcext:value-type="float">
            <text:p>26.5</text:p>
          </table:table-cell>
          <table:table-cell table:style-name="ce68" table:formula="of:=IFERROR(__xludf.dummyfunction(&quot;GOOGLEFINANCE(&quot;&quot;NSE:&quot;&quot; &amp;A25, &quot;&quot;volume&quot;&quot;)&quot;);236226)" office:value-type="float" office:value="236226" calcext:value-type="float">
            <text:p>236226</text:p>
          </table:table-cell>
          <table:table-cell table:style-name="ce69" table:formula="of:=([.G25]-[.B25])/[.B25]" office:value-type="percentage" office:value="0.404724409448819" calcext:value-type="percentage">
            <text:p>40.47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aymond</text:p>
          </table:table-cell>
          <table:table-cell table:style-name="ce27" table:formula="of:=IFERROR(__xludf.dummyfunction(&quot;GOOGLEFINANCE(&quot;&quot;NSE:&quot;&quot; &amp;A26, &quot;&quot;price&quot;&quot;)&quot;);419.3)" office:value-type="float" office:value="419.3" calcext:value-type="float">
            <text:p>419.3</text:p>
          </table:table-cell>
          <table:table-cell table:style-name="ce56" table:formula="of:=IFERROR(__xludf.dummyfunction(&quot;GOOGLEFINANCE(&quot;&quot;NSE:&quot;&quot; &amp;A26, &quot;&quot;priceopen&quot;&quot;)&quot;);416)" office:value-type="float" office:value="416" calcext:value-type="float">
            <text:p>416</text:p>
          </table:table-cell>
          <table:table-cell table:style-name="ce56" table:formula="of:=IFERROR(__xludf.dummyfunction(&quot;GOOGLEFINANCE(&quot;&quot;NSE:&quot;&quot; &amp;A26, &quot;&quot;high&quot;&quot;)&quot;);425)" office:value-type="float" office:value="425" calcext:value-type="float">
            <text:p>425</text:p>
          </table:table-cell>
          <table:table-cell table:style-name="ce56" table:formula="of:=IFERROR(__xludf.dummyfunction(&quot;GOOGLEFINANCE(&quot;&quot;NSE:&quot;&quot; &amp;A26, &quot;&quot;low&quot;&quot;)&quot;);415.05)" office:value-type="float" office:value="415.05" calcext:value-type="float">
            <text:p>415.05</text:p>
          </table:table-cell>
          <table:table-cell table:style-name="ce56" table:formula="of:=IFERROR(__xludf.dummyfunction(&quot;GOOGLEFINANCE(&quot;&quot;NSE:&quot;&quot; &amp;A26, &quot;&quot;closeyest&quot;&quot;)&quot;);413.9)" office:value-type="float" office:value="413.9" calcext:value-type="float">
            <text:p>413.9</text:p>
          </table:table-cell>
          <table:table-cell table:style-name="ce56" table:formula="of:=IFERROR(__xludf.dummyfunction(&quot;GOOGLEFINANCE(&quot;&quot;NSE:&quot;&quot; &amp;A26, &quot;&quot;high52&quot;&quot;)&quot;);449.8)" office:value-type="float" office:value="449.8" calcext:value-type="float">
            <text:p>449.8</text:p>
          </table:table-cell>
          <table:table-cell table:style-name="ce56" table:formula="of:=IFERROR(__xludf.dummyfunction(&quot;GOOGLEFINANCE(&quot;&quot;NSE:&quot;&quot; &amp;A26, &quot;&quot;low52&quot;&quot;)&quot;);233.35)" office:value-type="float" office:value="233.35" calcext:value-type="float">
            <text:p>233.35</text:p>
          </table:table-cell>
          <table:table-cell table:style-name="ce68" table:formula="of:=IFERROR(__xludf.dummyfunction(&quot;GOOGLEFINANCE(&quot;&quot;NSE:&quot;&quot; &amp;A26, &quot;&quot;volume&quot;&quot;)&quot;);49069)" office:value-type="float" office:value="49069" calcext:value-type="float">
            <text:p>49069</text:p>
          </table:table-cell>
          <table:table-cell table:style-name="ce69" table:formula="of:=([.G26]-[.B26])/[.B26]" office:value-type="percentage" office:value="0.0727402814214166" calcext:value-type="percentage">
            <text:p>7.27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TATAMOTORS</text:p>
          </table:table-cell>
          <table:table-cell table:style-name="ce28" table:formula="of:=IFERROR(__xludf.dummyfunction(&quot;GOOGLEFINANCE(&quot;&quot;NSE:&quot;&quot; &amp;A27, &quot;&quot;price&quot;&quot;)&quot;);345.2)" office:value-type="float" office:value="345.2" calcext:value-type="float">
            <text:p>345.2</text:p>
          </table:table-cell>
          <table:table-cell table:style-name="ce57" table:formula="of:=IFERROR(__xludf.dummyfunction(&quot;GOOGLEFINANCE(&quot;&quot;NSE:&quot;&quot; &amp;A27, &quot;&quot;priceopen&quot;&quot;)&quot;);342.65)" office:value-type="float" office:value="342.65" calcext:value-type="float">
            <text:p>342.65</text:p>
          </table:table-cell>
          <table:table-cell table:style-name="ce57" table:formula="of:=IFERROR(__xludf.dummyfunction(&quot;GOOGLEFINANCE(&quot;&quot;NSE:&quot;&quot; &amp;A27, &quot;&quot;high&quot;&quot;)&quot;);346.5)" office:value-type="float" office:value="346.5" calcext:value-type="float">
            <text:p>346.5</text:p>
          </table:table-cell>
          <table:table-cell table:style-name="ce57" table:formula="of:=IFERROR(__xludf.dummyfunction(&quot;GOOGLEFINANCE(&quot;&quot;NSE:&quot;&quot; &amp;A27, &quot;&quot;low&quot;&quot;)&quot;);342.05)" office:value-type="float" office:value="342.05" calcext:value-type="float">
            <text:p>342.05</text:p>
          </table:table-cell>
          <table:table-cell table:style-name="ce57" table:formula="of:=IFERROR(__xludf.dummyfunction(&quot;GOOGLEFINANCE(&quot;&quot;NSE:&quot;&quot; &amp;A27, &quot;&quot;closeyest&quot;&quot;)&quot;);342.8)" office:value-type="float" office:value="342.8" calcext:value-type="float">
            <text:p>342.8</text:p>
          </table:table-cell>
          <table:table-cell table:style-name="ce57" table:formula="of:=IFERROR(__xludf.dummyfunction(&quot;GOOGLEFINANCE(&quot;&quot;NSE:&quot;&quot; &amp;A27, &quot;&quot;high52&quot;&quot;)&quot;);360.75)" office:value-type="float" office:value="360.75" calcext:value-type="float">
            <text:p>360.75</text:p>
          </table:table-cell>
          <table:table-cell table:style-name="ce57" table:formula="of:=IFERROR(__xludf.dummyfunction(&quot;GOOGLEFINANCE(&quot;&quot;NSE:&quot;&quot; &amp;A27, &quot;&quot;low52&quot;&quot;)&quot;);97.3)" office:value-type="float" office:value="97.3" calcext:value-type="float">
            <text:p>97.3</text:p>
          </table:table-cell>
          <table:table-cell table:style-name="ce68" table:formula="of:=IFERROR(__xludf.dummyfunction(&quot;GOOGLEFINANCE(&quot;&quot;NSE:&quot;&quot; &amp;A27, &quot;&quot;volume&quot;&quot;)&quot;);1534765)" office:value-type="float" office:value="1534765" calcext:value-type="float">
            <text:p>1534765</text:p>
          </table:table-cell>
          <table:table-cell table:style-name="ce69" table:formula="of:=([.G27]-[.B27])/[.B27]" office:value-type="percentage" office:value="0.0450463499420626" calcext:value-type="percentage">
            <text:p>4.50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OTHERSUMI</text:p>
          </table:table-cell>
          <table:table-cell table:style-name="ce29" table:formula="of:=IFERROR(__xludf.dummyfunction(&quot;GOOGLEFINANCE(&quot;&quot;NSE:&quot;&quot; &amp;A28, &quot;&quot;price&quot;&quot;)&quot;);241.6)" office:value-type="float" office:value="241.6" calcext:value-type="float">
            <text:p>241.6</text:p>
          </table:table-cell>
          <table:table-cell table:style-name="ce58" table:formula="of:=IFERROR(__xludf.dummyfunction(&quot;GOOGLEFINANCE(&quot;&quot;NSE:&quot;&quot; &amp;A28, &quot;&quot;priceopen&quot;&quot;)&quot;);238)" office:value-type="float" office:value="238" calcext:value-type="float">
            <text:p>238</text:p>
          </table:table-cell>
          <table:table-cell table:style-name="ce58" table:formula="of:=IFERROR(__xludf.dummyfunction(&quot;GOOGLEFINANCE(&quot;&quot;NSE:&quot;&quot; &amp;A28, &quot;&quot;high&quot;&quot;)&quot;);242.3)" office:value-type="float" office:value="242.3" calcext:value-type="float">
            <text:p>242.3</text:p>
          </table:table-cell>
          <table:table-cell table:style-name="ce58" table:formula="of:=IFERROR(__xludf.dummyfunction(&quot;GOOGLEFINANCE(&quot;&quot;NSE:&quot;&quot; &amp;A28, &quot;&quot;low&quot;&quot;)&quot;);237.5)" office:value-type="float" office:value="237.5" calcext:value-type="float">
            <text:p>237.5</text:p>
          </table:table-cell>
          <table:table-cell table:style-name="ce58" table:formula="of:=IFERROR(__xludf.dummyfunction(&quot;GOOGLEFINANCE(&quot;&quot;NSE:&quot;&quot; &amp;A28, &quot;&quot;closeyest&quot;&quot;)&quot;);235.3)" office:value-type="float" office:value="235.3" calcext:value-type="float">
            <text:p>235.3</text:p>
          </table:table-cell>
          <table:table-cell table:style-name="ce58" table:formula="of:=IFERROR(__xludf.dummyfunction(&quot;GOOGLEFINANCE(&quot;&quot;NSE:&quot;&quot; &amp;A28, &quot;&quot;high52&quot;&quot;)&quot;);272.85)" office:value-type="float" office:value="272.85" calcext:value-type="float">
            <text:p>272.85</text:p>
          </table:table-cell>
          <table:table-cell table:style-name="ce58" table:formula="of:=IFERROR(__xludf.dummyfunction(&quot;GOOGLEFINANCE(&quot;&quot;NSE:&quot;&quot; &amp;A28, &quot;&quot;low52&quot;&quot;)&quot;);91.4)" office:value-type="float" office:value="91.4" calcext:value-type="float">
            <text:p>91.4</text:p>
          </table:table-cell>
          <table:table-cell table:style-name="ce68" table:formula="of:=IFERROR(__xludf.dummyfunction(&quot;GOOGLEFINANCE(&quot;&quot;NSE:&quot;&quot; &amp;A28, &quot;&quot;volume&quot;&quot;)&quot;);955553)" office:value-type="float" office:value="955553" calcext:value-type="float">
            <text:p>955553</text:p>
          </table:table-cell>
          <table:table-cell table:style-name="ce69" table:formula="of:=([.G28]-[.B28])/[.B28]" office:value-type="percentage" office:value="0.129346026490066" calcext:value-type="percentage">
            <text:p>12.93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YESBANK</text:p>
          </table:table-cell>
          <table:table-cell table:style-name="ce30" table:formula="of:=IFERROR(__xludf.dummyfunction(&quot;GOOGLEFINANCE(&quot;&quot;NSE:&quot;&quot; &amp;A29, &quot;&quot;price&quot;&quot;)&quot;);13.65)" office:value-type="float" office:value="13.65" calcext:value-type="float">
            <text:p>13.65</text:p>
          </table:table-cell>
          <table:table-cell table:style-name="ce59" table:formula="of:=IFERROR(__xludf.dummyfunction(&quot;GOOGLEFINANCE(&quot;&quot;NSE:&quot;&quot; &amp;A29, &quot;&quot;priceopen&quot;&quot;)&quot;);13.65)" office:value-type="float" office:value="13.65" calcext:value-type="float">
            <text:p>13.65</text:p>
          </table:table-cell>
          <table:table-cell table:style-name="ce59" table:formula="of:=IFERROR(__xludf.dummyfunction(&quot;GOOGLEFINANCE(&quot;&quot;NSE:&quot;&quot; &amp;A29, &quot;&quot;high&quot;&quot;)&quot;);13.65)" office:value-type="float" office:value="13.65" calcext:value-type="float">
            <text:p>13.65</text:p>
          </table:table-cell>
          <table:table-cell table:style-name="ce59" table:formula="of:=IFERROR(__xludf.dummyfunction(&quot;GOOGLEFINANCE(&quot;&quot;NSE:&quot;&quot; &amp;A29, &quot;&quot;low&quot;&quot;)&quot;);13.6)" office:value-type="float" office:value="13.6" calcext:value-type="float">
            <text:p>13.6</text:p>
          </table:table-cell>
          <table:table-cell table:style-name="ce59" table:formula="of:=IFERROR(__xludf.dummyfunction(&quot;GOOGLEFINANCE(&quot;&quot;NSE:&quot;&quot; &amp;A29, &quot;&quot;closeyest&quot;&quot;)&quot;);13.65)" office:value-type="float" office:value="13.65" calcext:value-type="float">
            <text:p>13.65</text:p>
          </table:table-cell>
          <table:table-cell table:style-name="ce59" table:formula="of:=IFERROR(__xludf.dummyfunction(&quot;GOOGLEFINANCE(&quot;&quot;NSE:&quot;&quot; &amp;A29, &quot;&quot;high52&quot;&quot;)&quot;);28.35)" office:value-type="float" office:value="28.35" calcext:value-type="float">
            <text:p>28.35</text:p>
          </table:table-cell>
          <table:table-cell table:style-name="ce59" table:formula="of:=IFERROR(__xludf.dummyfunction(&quot;GOOGLEFINANCE(&quot;&quot;NSE:&quot;&quot; &amp;A29, &quot;&quot;low52&quot;&quot;)&quot;);11.1)" office:value-type="float" office:value="11.1" calcext:value-type="float">
            <text:p>11.1</text:p>
          </table:table-cell>
          <table:table-cell table:style-name="ce68" table:formula="of:=IFERROR(__xludf.dummyfunction(&quot;GOOGLEFINANCE(&quot;&quot;NSE:&quot;&quot; &amp;A29, &quot;&quot;volume&quot;&quot;)&quot;);1578824)" office:value-type="float" office:value="1578824" calcext:value-type="float">
            <text:p>1578824</text:p>
          </table:table-cell>
          <table:table-cell table:style-name="ce69" table:formula="of:=([.G29]-[.B29])/[.B29]" office:value-type="percentage" office:value="1.07692307692308" calcext:value-type="percentage">
            <text:p>107.69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office:annotation draw:style-name="gr2" draw:text-style-name="P2" svg:width="320.6pt" svg:height="58.51pt" svg:x="116.79pt" svg:y="479.99pt" draw:caption-point-x="-11.54pt" draw:caption-point-y="-22.96pt">
              <dc:date>2021-06-28T00:00:00</dc:date>
              <text:p text:style-name="P1">Must Buy Stock For Long term.</text:p>
              <text:p text:style-name="P1">Ex-Dividend date 17-Feb-2021</text:p>
              <text:p text:style-name="P1"><text:tab/>-Amit Kumar Singh</text:p>
            </office:annotation>
            <text:p>IRFC</text:p>
          </table:table-cell>
          <table:table-cell table:style-name="ce31" table:formula="of:=IFERROR(__xludf.dummyfunction(&quot;GOOGLEFINANCE(&quot;&quot;NSE:&quot;&quot; &amp;A30, &quot;&quot;price&quot;&quot;)&quot;);24.85)" office:value-type="float" office:value="24.85" calcext:value-type="float">
            <text:p>24.85</text:p>
          </table:table-cell>
          <table:table-cell table:style-name="ce60" table:formula="of:=IFERROR(__xludf.dummyfunction(&quot;GOOGLEFINANCE(&quot;&quot;NSE:&quot;&quot; &amp;A30, &quot;&quot;priceopen&quot;&quot;)&quot;);24.9)" office:value-type="float" office:value="24.9" calcext:value-type="float">
            <text:p>24.9</text:p>
          </table:table-cell>
          <table:table-cell table:style-name="ce60" table:formula="of:=IFERROR(__xludf.dummyfunction(&quot;GOOGLEFINANCE(&quot;&quot;NSE:&quot;&quot; &amp;A30, &quot;&quot;high&quot;&quot;)&quot;);24.9)" office:value-type="float" office:value="24.9" calcext:value-type="float">
            <text:p>24.9</text:p>
          </table:table-cell>
          <table:table-cell table:style-name="ce60" table:formula="of:=IFERROR(__xludf.dummyfunction(&quot;GOOGLEFINANCE(&quot;&quot;NSE:&quot;&quot; &amp;A30, &quot;&quot;low&quot;&quot;)&quot;);24.7)" office:value-type="float" office:value="24.7" calcext:value-type="float">
            <text:p>24.7</text:p>
          </table:table-cell>
          <table:table-cell table:style-name="ce60" table:formula="of:=IFERROR(__xludf.dummyfunction(&quot;GOOGLEFINANCE(&quot;&quot;NSE:&quot;&quot; &amp;A30, &quot;&quot;closeyest&quot;&quot;)&quot;);24.75)" office:value-type="float" office:value="24.75" calcext:value-type="float">
            <text:p>24.75</text:p>
          </table:table-cell>
          <table:table-cell table:style-name="ce60" table:formula="of:=IFERROR(__xludf.dummyfunction(&quot;GOOGLEFINANCE(&quot;&quot;NSE:&quot;&quot; &amp;A30, &quot;&quot;high52&quot;&quot;)&quot;);26.7)" office:value-type="float" office:value="26.7" calcext:value-type="float">
            <text:p>26.7</text:p>
          </table:table-cell>
          <table:table-cell table:style-name="ce60" table:formula="of:=IFERROR(__xludf.dummyfunction(&quot;GOOGLEFINANCE(&quot;&quot;NSE:&quot;&quot; &amp;A30, &quot;&quot;low52&quot;&quot;)&quot;);20.8)" office:value-type="float" office:value="20.8" calcext:value-type="float">
            <text:p>20.8</text:p>
          </table:table-cell>
          <table:table-cell table:style-name="ce68" table:formula="of:=IFERROR(__xludf.dummyfunction(&quot;GOOGLEFINANCE(&quot;&quot;NSE:&quot;&quot; &amp;A30, &quot;&quot;volume&quot;&quot;)&quot;);599557)" office:value-type="float" office:value="599557" calcext:value-type="float">
            <text:p>599557</text:p>
          </table:table-cell>
          <table:table-cell table:style-name="ce69" table:formula="of:=([.G30]-[.B30])/[.B30]" office:value-type="percentage" office:value="0.0744466800804828" calcext:value-type="percentage">
            <text:p>7.44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BICARD</text:p>
          </table:table-cell>
          <table:table-cell table:style-name="ce31" table:formula="of:=IFERROR(__xludf.dummyfunction(&quot;GOOGLEFINANCE(&quot;&quot;NSE:&quot;&quot; &amp;A31, &quot;&quot;price&quot;&quot;)&quot;);964.05)" office:value-type="float" office:value="964.05" calcext:value-type="float">
            <text:p>964.05</text:p>
          </table:table-cell>
          <table:table-cell table:style-name="ce60" table:formula="of:=IFERROR(__xludf.dummyfunction(&quot;GOOGLEFINANCE(&quot;&quot;NSE:&quot;&quot; &amp;A31, &quot;&quot;priceopen&quot;&quot;)&quot;);965)" office:value-type="float" office:value="965" calcext:value-type="float">
            <text:p>965</text:p>
          </table:table-cell>
          <table:table-cell table:style-name="ce60" table:formula="of:=IFERROR(__xludf.dummyfunction(&quot;GOOGLEFINANCE(&quot;&quot;NSE:&quot;&quot; &amp;A31, &quot;&quot;high&quot;&quot;)&quot;);965)" office:value-type="float" office:value="965" calcext:value-type="float">
            <text:p>965</text:p>
          </table:table-cell>
          <table:table-cell table:style-name="ce60" table:formula="of:=IFERROR(__xludf.dummyfunction(&quot;GOOGLEFINANCE(&quot;&quot;NSE:&quot;&quot; &amp;A31, &quot;&quot;low&quot;&quot;)&quot;);960.65)" office:value-type="float" office:value="960.65" calcext:value-type="float">
            <text:p>960.65</text:p>
          </table:table-cell>
          <table:table-cell table:style-name="ce60" table:formula="of:=IFERROR(__xludf.dummyfunction(&quot;GOOGLEFINANCE(&quot;&quot;NSE:&quot;&quot; &amp;A31, &quot;&quot;closeyest&quot;&quot;)&quot;);960.2)" office:value-type="float" office:value="960.2" calcext:value-type="float">
            <text:p>960.2</text:p>
          </table:table-cell>
          <table:table-cell table:style-name="ce60" table:formula="of:=IFERROR(__xludf.dummyfunction(&quot;GOOGLEFINANCE(&quot;&quot;NSE:&quot;&quot; &amp;A31, &quot;&quot;high52&quot;&quot;)&quot;);1139.5)" office:value-type="float" office:value="1139.5" calcext:value-type="float">
            <text:p>1139.5</text:p>
          </table:table-cell>
          <table:table-cell table:style-name="ce60" table:formula="of:=IFERROR(__xludf.dummyfunction(&quot;GOOGLEFINANCE(&quot;&quot;NSE:&quot;&quot; &amp;A31, &quot;&quot;low52&quot;&quot;)&quot;);626.35)" office:value-type="float" office:value="626.35" calcext:value-type="float">
            <text:p>626.35</text:p>
          </table:table-cell>
          <table:table-cell table:style-name="ce68" table:formula="of:=IFERROR(__xludf.dummyfunction(&quot;GOOGLEFINANCE(&quot;&quot;NSE:&quot;&quot; &amp;A31, &quot;&quot;volume&quot;&quot;)&quot;);54122)" office:value-type="float" office:value="54122" calcext:value-type="float">
            <text:p>54122</text:p>
          </table:table-cell>
          <table:table-cell table:style-name="ce69" table:formula="of:=([.G31]-[.B31])/[.B31]" office:value-type="percentage" office:value="0.181992635236762" calcext:value-type="percentage">
            <text:p>18.20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RVNL</text:p>
          </table:table-cell>
          <table:table-cell table:style-name="ce31" table:formula="of:=IFERROR(__xludf.dummyfunction(&quot;GOOGLEFINANCE(&quot;&quot;NSE:&quot;&quot; &amp;A32, &quot;&quot;price&quot;&quot;)&quot;);32.75)" office:value-type="float" office:value="32.75" calcext:value-type="float">
            <text:p>32.75</text:p>
          </table:table-cell>
          <table:table-cell table:style-name="ce60" table:formula="of:=IFERROR(__xludf.dummyfunction(&quot;GOOGLEFINANCE(&quot;&quot;NSE:&quot;&quot; &amp;A32, &quot;&quot;priceopen&quot;&quot;)&quot;);32.75)" office:value-type="float" office:value="32.75" calcext:value-type="float">
            <text:p>32.75</text:p>
          </table:table-cell>
          <table:table-cell table:style-name="ce60" table:formula="of:=IFERROR(__xludf.dummyfunction(&quot;GOOGLEFINANCE(&quot;&quot;NSE:&quot;&quot; &amp;A32, &quot;&quot;high&quot;&quot;)&quot;);32.9)" office:value-type="float" office:value="32.9" calcext:value-type="float">
            <text:p>32.9</text:p>
          </table:table-cell>
          <table:table-cell table:style-name="ce60" table:formula="of:=IFERROR(__xludf.dummyfunction(&quot;GOOGLEFINANCE(&quot;&quot;NSE:&quot;&quot; &amp;A32, &quot;&quot;low&quot;&quot;)&quot;);32.65)" office:value-type="float" office:value="32.65" calcext:value-type="float">
            <text:p>32.65</text:p>
          </table:table-cell>
          <table:table-cell table:style-name="ce60" table:formula="of:=IFERROR(__xludf.dummyfunction(&quot;GOOGLEFINANCE(&quot;&quot;NSE:&quot;&quot; &amp;A32, &quot;&quot;closeyest&quot;&quot;)&quot;);32.55)" office:value-type="float" office:value="32.55" calcext:value-type="float">
            <text:p>32.55</text:p>
          </table:table-cell>
          <table:table-cell table:style-name="ce60" table:formula="of:=IFERROR(__xludf.dummyfunction(&quot;GOOGLEFINANCE(&quot;&quot;NSE:&quot;&quot; &amp;A32, &quot;&quot;high52&quot;&quot;)&quot;);35.55)" office:value-type="float" office:value="35.55" calcext:value-type="float">
            <text:p>35.55</text:p>
          </table:table-cell>
          <table:table-cell table:style-name="ce60" table:formula="of:=IFERROR(__xludf.dummyfunction(&quot;GOOGLEFINANCE(&quot;&quot;NSE:&quot;&quot; &amp;A32, &quot;&quot;low52&quot;&quot;)&quot;);18.05)" office:value-type="float" office:value="18.05" calcext:value-type="float">
            <text:p>18.05</text:p>
          </table:table-cell>
          <table:table-cell table:style-name="ce68" table:formula="of:=IFERROR(__xludf.dummyfunction(&quot;GOOGLEFINANCE(&quot;&quot;NSE:&quot;&quot; &amp;A32, &quot;&quot;volume&quot;&quot;)&quot;);199821)" office:value-type="float" office:value="199821" calcext:value-type="float">
            <text:p>199821</text:p>
          </table:table-cell>
          <table:table-cell table:style-name="ce69" table:formula="of:=([.G32]-[.B32])/[.B32]" office:value-type="percentage" office:value="0.0854961832061068" calcext:value-type="percentage">
            <text:p>8.55%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61" office:value-type="string" calcext:value-type="string" table:number-columns-spanned="2" table:number-rows-spanned="1">
            <text:p>Admin : Amit Kumar Singh</text:p>
          </table:table-cell>
          <table:covered-table-cell table:style-name="ce64"/>
          <table:table-cell table:style-name="ce66"/>
          <table:table-cell table:number-columns-repeated="1018"/>
        </table:table-row>
        <table:table-row table:style-name="ro1">
          <table:table-cell table:number-columns-repeated="3"/>
          <table:table-cell table:style-name="ce62" office:value-type="string" calcext:value-type="string" table:number-columns-spanned="3" table:number-rows-spanned="1">
            <text:p>Email Id : singhamit8467@gmail.com</text:p>
          </table:table-cell>
          <table:covered-table-cell table:style-name="ce65"/>
          <table:covered-table-cell table:style-name="ce67"/>
          <table:table-cell table:number-columns-repeated="1018"/>
        </table:table-row>
        <table:table-row table:style-name="ro1">
          <table:table-cell table:number-columns-repeated="3"/>
          <table:table-cell table:style-name="ce63" office:value-type="string" calcext:value-type="string" table:number-columns-spanned="2" table:number-rows-spanned="1">
            <text:p>Contact : +91-9711746537</text:p>
          </table:table-cell>
          <table:covered-table-cell table:style-name="ce65"/>
          <table:table-cell table:style-name="ce66"/>
          <table:table-cell table:number-columns-repeated="1018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B4:Sheet1.H4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3:Sheet1.H3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5:Sheet1.H5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6:Sheet1.H6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7:Sheet1.H7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8:Sheet1.H8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9:Sheet1.H9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11:Sheet1.H11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10:Sheet1.H10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12:Sheet1.H12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14:Sheet1.H14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13:Sheet1.H13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15:Sheet1.H15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16:Sheet1.H16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17:Sheet1.H17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18:Sheet1.H18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19:Sheet1.H19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I2:Sheet1.I32">
            <calcext:color-scale>
              <calcext:color-scale-entry calcext:value="0" calcext:type="minimum" calcext:color="#e67c73"/>
              <calcext:color-scale-entry calcext:value="50" calcext:type="percentile" calcext:color="#ffd666"/>
              <calcext:color-scale-entry calcext:value="0" calcext:type="maximum" calcext:color="#57bb8a"/>
            </calcext:color-scale>
          </calcext:conditional-format>
          <calcext:conditional-format calcext:target-range-address="Sheet1.B21:Sheet1.H21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20:Sheet1.H20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28:Sheet1.H28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22:Sheet1.H22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23:Sheet1.H23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24:Sheet1.H24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25:Sheet1.H25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26:Sheet1.H26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27:Sheet1.H27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29:Sheet1.H29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J2:Sheet1.J32">
            <calcext:color-scale>
              <calcext:color-scale-entry calcext:value="0" calcext:type="minimum" calcext:color="#ffffff"/>
              <calcext:color-scale-entry calcext:value="0" calcext:type="maximum" calcext:color="#57bb8a"/>
            </calcext:color-scale>
          </calcext:conditional-format>
          <calcext:conditional-format calcext:target-range-address="Sheet1.B2:Sheet1.H2">
            <calcext:condition calcext:apply-style-name="ConditionalStyle_1" calcext:value="formula-is(LEN(TRIM([.B2]))&gt;0)" calcext:base-cell-address="Sheet1.B2"/>
          </calcext:conditional-format>
          <calcext:conditional-format calcext:target-range-address="Sheet1.B30:Sheet1.H32">
            <calcext:color-scale>
              <calcext:color-scale-entry calcext:value="0" calcext:type="minimum" calcext:color="#e67c73"/>
              <calcext:color-scale-entry calcext:value="50" calcext:type="percentile" calcext:color="#ffffff"/>
              <calcext:color-scale-entry calcext:value="0" calcext:type="maximum" calcext:color="#57bb8a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23" meta:object-count="0"/>
    <meta:generator>LibreOfficeDev/6.0.5.2$Linux_X86_64 LibreOffice_project/</meta:generator>
  </office:meta>
</office:document-meta>
</file>